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2.A" style:family="table-column">
      <style:table-column-properties style:column-width="0.9847in"/>
    </style:style>
    <style:style style:name="Table2.B" style:family="table-column">
      <style:table-column-properties style:column-width="4.134in"/>
    </style:style>
    <style:style style:name="Table2.C" style:family="table-column">
      <style:table-column-properties style:column-width="1.1806in"/>
    </style:style>
    <style:style style:name="Table2.D" style:family="table-column">
      <style:table-column-properties style:column-width="4.234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5" style:family="table-row">
      <style:table-row-properties style:min-row-height="0.1965in" fo:keep-together="auto"/>
    </style:style>
    <style:style style:name="Table2.6" style:family="table-row">
      <style:table-row-properties style:min-row-height="0.5382in" fo:keep-together="auto"/>
    </style:style>
    <style:style style:name="Table2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2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2.7" style:family="table-row">
      <style:table-row-properties style:min-row-height="0.9688in" fo:keep-together="auto"/>
    </style:style>
    <style:style style:name="Table2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2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2.8" style:family="table-row">
      <style:table-row-properties style:row-height="1.0104in" fo:keep-together="auto"/>
    </style:style>
    <style:style style:name="Table2.A8" style:family="table-cell">
      <style:table-cell-properties style:vertical-align="middle"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2.B8" style:family="table-cell">
      <style:table-cell-properties style:vertical-align="middle" fo:background-color="transparent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2.C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2.9" style:family="table-row">
      <style:table-row-properties style:min-row-height="0.7785in" fo:keep-together="auto"/>
    </style:style>
    <style:style style:name="Table2.10" style:family="table-row">
      <style:table-row-properties style:min-row-height="0.8715in" fo:keep-together="auto"/>
    </style:style>
    <style:style style:name="Table1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847in"/>
    </style:style>
    <style:style style:name="Table1.B" style:family="table-column">
      <style:table-column-properties style:column-width="4.134in"/>
    </style:style>
    <style:style style:name="Table1.C" style:family="table-column">
      <style:table-column-properties style:column-width="1.1806in"/>
    </style:style>
    <style:style style:name="Table1.D" style:family="table-column">
      <style:table-column-properties style:column-width="4.234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1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5" style:family="table-row">
      <style:table-row-properties style:min-row-height="0.1965in" fo:keep-together="auto"/>
    </style:style>
    <style:style style:name="Table1.6" style:family="table-row">
      <style:table-row-properties style:min-row-height="0.5382in" fo:keep-together="auto"/>
    </style:style>
    <style:style style:name="Table1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.7" style:family="table-row">
      <style:table-row-properties style:min-row-height="0.9688in" fo:keep-together="auto"/>
    </style:style>
    <style:style style:name="Table1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.8" style:family="table-row">
      <style:table-row-properties style:row-height="1.1035in" fo:keep-together="auto"/>
    </style:style>
    <style:style style:name="Table1.A8" style:family="table-cell">
      <style:table-cell-properties style:vertical-align="middle"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1.B8" style:family="table-cell">
      <style:table-cell-properties style:vertical-align="middle" fo:background-color="transparent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1.C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1.9" style:family="table-row">
      <style:table-row-properties style:min-row-height="0.7785in" fo:keep-together="auto"/>
    </style:style>
    <style:style style:name="Table1.10" style:family="table-row">
      <style:table-row-properties style:min-row-height="0.8125in" fo:keep-together="auto"/>
    </style:style>
    <style:style style:name="Table3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3.A" style:family="table-column">
      <style:table-column-properties style:column-width="0.9847in"/>
    </style:style>
    <style:style style:name="Table3.B" style:family="table-column">
      <style:table-column-properties style:column-width="4.134in"/>
    </style:style>
    <style:style style:name="Table3.C" style:family="table-column">
      <style:table-column-properties style:column-width="1.1806in"/>
    </style:style>
    <style:style style:name="Table3.D" style:family="table-column">
      <style:table-column-properties style:column-width="4.234in"/>
    </style:style>
    <style:style style:name="Table3.1" style:family="table-row">
      <style:table-row-properties style:min-row-height="0.2757in" fo:keep-together="auto"/>
    </style:style>
    <style:style style:name="Table3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5" style:family="table-row">
      <style:table-row-properties style:min-row-height="0.1965in" fo:keep-together="auto"/>
    </style:style>
    <style:style style:name="Table3.6" style:family="table-row">
      <style:table-row-properties style:min-row-height="0.5382in" fo:keep-together="auto"/>
    </style:style>
    <style:style style:name="Table3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3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7" style:family="table-row">
      <style:table-row-properties style:min-row-height="0.9688in" fo:keep-together="auto"/>
    </style:style>
    <style:style style:name="Table3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3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8" style:family="table-row">
      <style:table-row-properties style:row-height="1.1035in" fo:keep-together="auto"/>
    </style:style>
    <style:style style:name="Table3.A8" style:family="table-cell">
      <style:table-cell-properties style:vertical-align="middle"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3.B8" style:family="table-cell">
      <style:table-cell-properties style:vertical-align="middle" fo:background-color="transparent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3.C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3.9" style:family="table-row">
      <style:table-row-properties style:min-row-height="0.7785in" fo:keep-together="auto"/>
    </style:style>
    <style:style style:name="Table3.10" style:family="table-row">
      <style:table-row-properties style:min-row-height="1in" fo:keep-together="auto"/>
    </style:style>
    <style:style style:name="Table4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4.A" style:family="table-column">
      <style:table-column-properties style:column-width="0.9847in"/>
    </style:style>
    <style:style style:name="Table4.B" style:family="table-column">
      <style:table-column-properties style:column-width="4.134in"/>
    </style:style>
    <style:style style:name="Table4.C" style:family="table-column">
      <style:table-column-properties style:column-width="1.1806in"/>
    </style:style>
    <style:style style:name="Table4.D" style:family="table-column">
      <style:table-column-properties style:column-width="4.234in"/>
    </style:style>
    <style:style style:name="Table4.1" style:family="table-row">
      <style:table-row-properties style:min-row-height="0.2757in" fo:keep-together="auto"/>
    </style:style>
    <style:style style:name="Table4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5" style:family="table-row">
      <style:table-row-properties style:min-row-height="0.1965in" fo:keep-together="auto"/>
    </style:style>
    <style:style style:name="Table4.6" style:family="table-row">
      <style:table-row-properties style:min-row-height="0.5382in" fo:keep-together="auto"/>
    </style:style>
    <style:style style:name="Table4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4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4.7" style:family="table-row">
      <style:table-row-properties style:min-row-height="0.9688in" fo:keep-together="auto"/>
    </style:style>
    <style:style style:name="Table4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4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4.8" style:family="table-row">
      <style:table-row-properties style:row-height="1.1035in" fo:keep-together="auto"/>
    </style:style>
    <style:style style:name="Table4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4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4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4.9" style:family="table-row">
      <style:table-row-properties style:min-row-height="0.7785in" fo:keep-together="auto"/>
    </style:style>
    <style:style style:name="Table4.10" style:family="table-row">
      <style:table-row-properties style:min-row-height="1in" fo:keep-together="auto"/>
    </style:style>
    <style:style style:name="Table5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5.A" style:family="table-column">
      <style:table-column-properties style:column-width="0.9847in"/>
    </style:style>
    <style:style style:name="Table5.B" style:family="table-column">
      <style:table-column-properties style:column-width="4.134in"/>
    </style:style>
    <style:style style:name="Table5.C" style:family="table-column">
      <style:table-column-properties style:column-width="1.1806in"/>
    </style:style>
    <style:style style:name="Table5.D" style:family="table-column">
      <style:table-column-properties style:column-width="4.234in"/>
    </style:style>
    <style:style style:name="Table5.1" style:family="table-row">
      <style:table-row-properties style:min-row-height="0.2757in" fo:keep-together="auto"/>
    </style:style>
    <style:style style:name="Table5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5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5" style:family="table-row">
      <style:table-row-properties style:min-row-height="0.1965in" fo:keep-together="auto"/>
    </style:style>
    <style:style style:name="Table5.6" style:family="table-row">
      <style:table-row-properties style:min-row-height="0.5382in" fo:keep-together="auto"/>
    </style:style>
    <style:style style:name="Table5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5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5.7" style:family="table-row">
      <style:table-row-properties style:min-row-height="0.9688in" fo:keep-together="auto"/>
    </style:style>
    <style:style style:name="Table5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5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5.8" style:family="table-row">
      <style:table-row-properties style:row-height="1.1035in" fo:keep-together="auto"/>
    </style:style>
    <style:style style:name="Table5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5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5.9" style:family="table-row">
      <style:table-row-properties style:min-row-height="0.7785in" fo:keep-together="auto"/>
    </style:style>
    <style:style style:name="Table5.10" style:family="table-row">
      <style:table-row-properties style:min-row-height="1in" fo:keep-together="auto"/>
    </style:style>
    <style:style style:name="Table6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6.A" style:family="table-column">
      <style:table-column-properties style:column-width="0.9847in"/>
    </style:style>
    <style:style style:name="Table6.B" style:family="table-column">
      <style:table-column-properties style:column-width="4.134in"/>
    </style:style>
    <style:style style:name="Table6.C" style:family="table-column">
      <style:table-column-properties style:column-width="1.1806in"/>
    </style:style>
    <style:style style:name="Table6.D" style:family="table-column">
      <style:table-column-properties style:column-width="4.234in"/>
    </style:style>
    <style:style style:name="Table6.1" style:family="table-row">
      <style:table-row-properties style:min-row-height="0.2757in" fo:keep-together="auto"/>
    </style:style>
    <style:style style:name="Table6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6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6.5" style:family="table-row">
      <style:table-row-properties style:min-row-height="0.1965in" fo:keep-together="auto"/>
    </style:style>
    <style:style style:name="Table6.6" style:family="table-row">
      <style:table-row-properties style:min-row-height="0.5382in" fo:keep-together="auto"/>
    </style:style>
    <style:style style:name="Table6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6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6.7" style:family="table-row">
      <style:table-row-properties style:min-row-height="0.9688in" fo:keep-together="auto"/>
    </style:style>
    <style:style style:name="Table6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6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6.8" style:family="table-row">
      <style:table-row-properties style:row-height="1.1035in" fo:keep-together="auto"/>
    </style:style>
    <style:style style:name="Table6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6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6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6.9" style:family="table-row">
      <style:table-row-properties style:min-row-height="0.7785in" fo:keep-together="auto"/>
    </style:style>
    <style:style style:name="Table6.10" style:family="table-row">
      <style:table-row-properties style:min-row-height="1in" fo:keep-together="auto"/>
    </style:style>
    <style:style style:name="Table7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7.A" style:family="table-column">
      <style:table-column-properties style:column-width="0.9847in"/>
    </style:style>
    <style:style style:name="Table7.B" style:family="table-column">
      <style:table-column-properties style:column-width="4.134in"/>
    </style:style>
    <style:style style:name="Table7.C" style:family="table-column">
      <style:table-column-properties style:column-width="1.1806in"/>
    </style:style>
    <style:style style:name="Table7.D" style:family="table-column">
      <style:table-column-properties style:column-width="4.234in"/>
    </style:style>
    <style:style style:name="Table7.1" style:family="table-row">
      <style:table-row-properties style:min-row-height="0.2757in" fo:keep-together="auto"/>
    </style:style>
    <style:style style:name="Table7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7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7.5" style:family="table-row">
      <style:table-row-properties style:min-row-height="0.1965in" fo:keep-together="auto"/>
    </style:style>
    <style:style style:name="Table7.6" style:family="table-row">
      <style:table-row-properties style:min-row-height="0.5382in" fo:keep-together="auto"/>
    </style:style>
    <style:style style:name="Table7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7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7.7" style:family="table-row">
      <style:table-row-properties style:min-row-height="0.9688in" fo:keep-together="auto"/>
    </style:style>
    <style:style style:name="Table7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7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7.8" style:family="table-row">
      <style:table-row-properties style:row-height="1.1035in" fo:keep-together="auto"/>
    </style:style>
    <style:style style:name="Table7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7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7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7.9" style:family="table-row">
      <style:table-row-properties style:min-row-height="0.7785in" fo:keep-together="auto"/>
    </style:style>
    <style:style style:name="Table7.10" style:family="table-row">
      <style:table-row-properties style:min-row-height="1in" fo:keep-together="auto"/>
    </style:style>
    <style:style style:name="Table8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8.A" style:family="table-column">
      <style:table-column-properties style:column-width="0.9847in"/>
    </style:style>
    <style:style style:name="Table8.B" style:family="table-column">
      <style:table-column-properties style:column-width="4.134in"/>
    </style:style>
    <style:style style:name="Table8.C" style:family="table-column">
      <style:table-column-properties style:column-width="1.1806in"/>
    </style:style>
    <style:style style:name="Table8.D" style:family="table-column">
      <style:table-column-properties style:column-width="4.234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8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8.5" style:family="table-row">
      <style:table-row-properties style:min-row-height="0.1965in" fo:keep-together="auto"/>
    </style:style>
    <style:style style:name="Table8.6" style:family="table-row">
      <style:table-row-properties style:min-row-height="0.5382in" fo:keep-together="auto"/>
    </style:style>
    <style:style style:name="Table8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8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8.7" style:family="table-row">
      <style:table-row-properties style:min-row-height="0.9688in" fo:keep-together="auto"/>
    </style:style>
    <style:style style:name="Table8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8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8.8" style:family="table-row">
      <style:table-row-properties style:row-height="1.1035in" fo:keep-together="auto"/>
    </style:style>
    <style:style style:name="Table8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8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8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8.9" style:family="table-row">
      <style:table-row-properties style:min-row-height="0.7785in" fo:keep-together="auto"/>
    </style:style>
    <style:style style:name="Table8.10" style:family="table-row">
      <style:table-row-properties style:min-row-height="1in" fo:keep-together="auto"/>
    </style:style>
    <style:style style:name="Table9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9.A" style:family="table-column">
      <style:table-column-properties style:column-width="0.9847in"/>
    </style:style>
    <style:style style:name="Table9.B" style:family="table-column">
      <style:table-column-properties style:column-width="4.134in"/>
    </style:style>
    <style:style style:name="Table9.C" style:family="table-column">
      <style:table-column-properties style:column-width="1.1806in"/>
    </style:style>
    <style:style style:name="Table9.D" style:family="table-column">
      <style:table-column-properties style:column-width="4.234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9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5" style:family="table-row">
      <style:table-row-properties style:min-row-height="0.1965in" fo:keep-together="auto"/>
    </style:style>
    <style:style style:name="Table9.6" style:family="table-row">
      <style:table-row-properties style:min-row-height="0.5382in" fo:keep-together="auto"/>
    </style:style>
    <style:style style:name="Table9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9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9.7" style:family="table-row">
      <style:table-row-properties style:min-row-height="0.9688in" fo:keep-together="auto"/>
    </style:style>
    <style:style style:name="Table9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9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9.8" style:family="table-row">
      <style:table-row-properties style:row-height="1.1035in" fo:keep-together="auto"/>
    </style:style>
    <style:style style:name="Table9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9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9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9.9" style:family="table-row">
      <style:table-row-properties style:min-row-height="0.7785in" fo:keep-together="auto"/>
    </style:style>
    <style:style style:name="Table9.10" style:family="table-row">
      <style:table-row-properties style:min-row-height="1in" fo:keep-together="auto"/>
    </style:style>
    <style:style style:name="Table10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10.A" style:family="table-column">
      <style:table-column-properties style:column-width="0.9847in"/>
    </style:style>
    <style:style style:name="Table10.B" style:family="table-column">
      <style:table-column-properties style:column-width="4.134in"/>
    </style:style>
    <style:style style:name="Table10.C" style:family="table-column">
      <style:table-column-properties style:column-width="1.1806in"/>
    </style:style>
    <style:style style:name="Table10.D" style:family="table-column">
      <style:table-column-properties style:column-width="4.234in"/>
    </style:style>
    <style:style style:name="Table10.1" style:family="table-row">
      <style:table-row-properties style:min-row-height="0.2757in" fo:keep-together="auto"/>
    </style:style>
    <style:style style:name="Table10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10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0.5" style:family="table-row">
      <style:table-row-properties style:min-row-height="0.1965in" fo:keep-together="auto"/>
    </style:style>
    <style:style style:name="Table10.6" style:family="table-row">
      <style:table-row-properties style:min-row-height="0.5382in" fo:keep-together="auto"/>
    </style:style>
    <style:style style:name="Table10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0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0.7" style:family="table-row">
      <style:table-row-properties style:min-row-height="0.9688in" fo:keep-together="auto"/>
    </style:style>
    <style:style style:name="Table10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0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0.8" style:family="table-row">
      <style:table-row-properties style:row-height="1.1035in" fo:keep-together="auto"/>
    </style:style>
    <style:style style:name="Table10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0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10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10.9" style:family="table-row">
      <style:table-row-properties style:min-row-height="0.7785in" fo:keep-together="auto"/>
    </style:style>
    <style:style style:name="Table10.10" style:family="table-row">
      <style:table-row-properties style:min-row-height="1in" fo:keep-together="auto"/>
    </style:style>
    <style:style style:name="P1" style:family="paragraph" style:parent-style-name="Standard">
      <style:paragraph-properties>
        <style:tab-stops>
          <style:tab-stop style:position="1.9925in"/>
        </style:tab-stops>
      </style:paragraph-properties>
      <style:text-properties style:font-name="Arial1" fo:font-size="16pt" fo:font-weight="bold" officeooo:paragraph-rsid="00016a66" style:font-size-asian="16pt" style:font-weight-asian="bold" style:font-name-complex="Arial2" style:font-size-complex="16pt"/>
    </style:style>
    <style:style style:name="P2" style:family="paragraph" style:parent-style-name="Standard">
      <style:paragraph-properties>
        <style:tab-stops>
          <style:tab-stop style:position="1.9925in"/>
        </style:tab-stops>
      </style:paragraph-properties>
      <style:text-properties style:font-name="Arial1" fo:font-size="16pt" fo:font-weight="bold" officeooo:paragraph-rsid="0001e403" style:font-size-asian="16pt" style:font-weight-asian="bold" style:font-name-complex="Arial2" style:font-size-complex="16pt"/>
    </style:style>
    <style:style style:name="P3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paragraph-rsid="00016a66" style:font-size-asian="16pt" style:font-weight-asian="bold" style:font-size-complex="8pt"/>
    </style:style>
    <style:style style:name="P4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paragraph-rsid="0001e403" style:font-size-asian="16pt" style:font-weight-asian="bold" style:font-size-complex="8pt"/>
    </style:style>
    <style:style style:name="P5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rsid="001844f9" officeooo:paragraph-rsid="00016a66" style:font-size-asian="16pt" style:font-weight-asian="bold" style:font-size-complex="8pt"/>
    </style:style>
    <style:style style:name="P6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rsid="001844f9" officeooo:paragraph-rsid="0001e403" style:font-size-asian="16pt" style:font-weight-asian="bold" style:font-size-complex="8pt"/>
    </style:style>
    <style:style style:name="P7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rsid="00039ffb" officeooo:paragraph-rsid="00039ffb" style:font-size-asian="16pt" style:font-weight-asian="bold" style:font-size-complex="8pt"/>
    </style:style>
    <style:style style:name="P8" style:family="paragraph" style:parent-style-name="Standard">
      <style:paragraph-properties>
        <style:tab-stops>
          <style:tab-stop style:position="2.3409in"/>
        </style:tab-stops>
      </style:paragraph-properties>
      <style:text-properties style:font-name="Arial1" fo:font-size="8pt" officeooo:paragraph-rsid="00016a66" style:font-size-asian="8pt" style:font-size-complex="8pt"/>
    </style:style>
    <style:style style:name="P9" style:family="paragraph" style:parent-style-name="Standard">
      <style:paragraph-properties>
        <style:tab-stops>
          <style:tab-stop style:position="2.3409in"/>
        </style:tab-stops>
      </style:paragraph-properties>
      <style:text-properties style:font-name="Arial1" fo:font-size="8pt" officeooo:paragraph-rsid="0001e403" style:font-size-asian="8pt" style:font-size-complex="8pt"/>
    </style:style>
    <style:style style:name="P10" style:family="paragraph" style:parent-style-name="Standard">
      <style:paragraph-properties>
        <style:tab-stops>
          <style:tab-stop style:position="2.361in"/>
        </style:tab-stops>
      </style:paragraph-properties>
      <style:text-properties style:font-name="Arial1" fo:font-size="8pt" officeooo:paragraph-rsid="00016a66" style:font-size-asian="8pt" style:font-size-complex="8pt"/>
    </style:style>
    <style:style style:name="P11" style:family="paragraph" style:parent-style-name="Standard">
      <style:paragraph-properties>
        <style:tab-stops>
          <style:tab-stop style:position="2.361in"/>
        </style:tab-stops>
      </style:paragraph-properties>
      <style:text-properties style:font-name="Arial1" fo:font-size="8pt" officeooo:paragraph-rsid="0001e403" style:font-size-asian="8pt" style:font-size-complex="8pt"/>
    </style:style>
    <style:style style:name="P12" style:family="paragraph" style:parent-style-name="Standard">
      <style:text-properties style:font-name="Arial1" fo:font-size="8pt" officeooo:paragraph-rsid="00016a66" style:font-size-asian="8pt" style:font-size-complex="8pt"/>
    </style:style>
    <style:style style:name="P13" style:family="paragraph" style:parent-style-name="Standard">
      <style:text-properties style:font-name="Arial1" fo:font-size="8pt" officeooo:paragraph-rsid="0001e403" style:font-size-asian="8pt" style:font-size-complex="8pt"/>
    </style:style>
    <style:style style:name="P14" style:family="paragraph" style:parent-style-name="Standard">
      <style:text-properties style:font-name="Arial1" fo:font-size="10pt" fo:font-weight="bold" officeooo:paragraph-rsid="00016a66" style:font-size-asian="10pt" style:font-weight-asian="bold" style:font-size-complex="10pt"/>
    </style:style>
    <style:style style:name="P15" style:family="paragraph" style:parent-style-name="Standard">
      <style:text-properties style:font-name="Arial1" fo:font-size="10pt" fo:font-weight="bold" officeooo:paragraph-rsid="0001e403" style:font-size-asian="10pt" style:font-weight-asian="bold" style:font-size-complex="10pt"/>
    </style:style>
    <style:style style:name="P16" style:family="paragraph" style:parent-style-name="Standard">
      <style:paragraph-properties fo:text-align="end" style:justify-single-word="false">
        <style:tab-stops>
          <style:tab-stop style:position="2.3409in"/>
        </style:tab-stops>
      </style:paragraph-properties>
      <style:text-properties officeooo:paragraph-rsid="00016a66"/>
    </style:style>
    <style:style style:name="P17" style:family="paragraph" style:parent-style-name="Standard">
      <style:paragraph-properties fo:text-align="end" style:justify-single-word="false">
        <style:tab-stops>
          <style:tab-stop style:position="2.3409in"/>
        </style:tab-stops>
      </style:paragraph-properties>
      <style:text-properties officeooo:paragraph-rsid="0001e403"/>
    </style:style>
    <style:style style:name="P18" style:family="paragraph" style:parent-style-name="Standard">
      <style:paragraph-properties>
        <style:tab-stops>
          <style:tab-stop style:position="0.4173in"/>
          <style:tab-stop style:position="1.6972in"/>
        </style:tab-stops>
      </style:paragraph-properties>
      <style:text-properties officeooo:paragraph-rsid="00016a66"/>
    </style:style>
    <style:style style:name="P19" style:family="paragraph" style:parent-style-name="Standard">
      <style:paragraph-properties>
        <style:tab-stops>
          <style:tab-stop style:position="0.4173in"/>
          <style:tab-stop style:position="1.6972in"/>
        </style:tab-stops>
      </style:paragraph-properties>
      <style:text-properties officeooo:paragraph-rsid="0001e403"/>
    </style:style>
    <style:style style:name="P20" style:family="paragraph" style:parent-style-name="Standard">
      <style:paragraph-properties>
        <style:tab-stops>
          <style:tab-stop style:position="2.3409in"/>
        </style:tab-stops>
      </style:paragraph-properties>
      <style:text-properties officeooo:paragraph-rsid="00016a66"/>
    </style:style>
    <style:style style:name="P21" style:family="paragraph" style:parent-style-name="Standard">
      <style:paragraph-properties>
        <style:tab-stops>
          <style:tab-stop style:position="2.3409in"/>
        </style:tab-stops>
      </style:paragraph-properties>
      <style:text-properties officeooo:paragraph-rsid="0001e403"/>
    </style:style>
    <style:style style:name="P22" style:family="paragraph" style:parent-style-name="Standard">
      <style:text-properties fo:color="#000000" style:font-name="Arial1" fo:font-size="10pt" officeooo:paragraph-rsid="00016a66" style:font-size-asian="10pt" style:font-size-complex="10pt"/>
    </style:style>
    <style:style style:name="P23" style:family="paragraph" style:parent-style-name="Standard">
      <style:text-properties fo:color="#000000" style:font-name="Arial1" fo:font-size="10pt" officeooo:paragraph-rsid="0001e403" style:font-size-asian="10pt" style:font-size-complex="10pt"/>
    </style:style>
    <style:style style:name="P24" style:family="paragraph" style:parent-style-name="Standard">
      <style:text-properties fo:color="#000000" style:font-name="Arial1" fo:font-size="10pt" officeooo:rsid="00194b11" officeooo:paragraph-rsid="00016a66" style:font-size-asian="10pt" style:font-size-complex="10pt"/>
    </style:style>
    <style:style style:name="P25" style:family="paragraph" style:parent-style-name="Standard">
      <style:text-properties fo:color="#000000" style:font-name="Arial1" fo:font-size="10pt" officeooo:rsid="00194b11" officeooo:paragraph-rsid="0001e403" style:font-size-asian="10pt" style:font-size-complex="10pt"/>
    </style:style>
    <style:style style:name="P26" style:family="paragraph" style:parent-style-name="Standard">
      <style:text-properties fo:color="#000000" style:font-name="Arial1" fo:font-size="10pt" officeooo:rsid="00194b11" officeooo:paragraph-rsid="00016a66" fo:background-color="transparent" style:font-size-asian="10pt" style:font-size-complex="10pt"/>
    </style:style>
    <style:style style:name="P27" style:family="paragraph" style:parent-style-name="Standard">
      <loext:graphic-properties draw:fill="none" draw:fill-color="#ffffff"/>
      <style:paragraph-properties fo:background-color="transparent"/>
      <style:text-properties fo:color="#000000" style:font-name="Arial1" fo:font-size="10pt" officeooo:rsid="00194b11" officeooo:paragraph-rsid="00016a66" fo:background-color="transparent" style:font-size-asian="10pt" style:font-size-complex="10pt"/>
    </style:style>
    <style:style style:name="P28" style:family="paragraph" style:parent-style-name="Standard">
      <style:text-properties fo:color="#000000" style:font-name="Arial1" fo:font-size="10pt" officeooo:rsid="00194b11" officeooo:paragraph-rsid="0001e403" fo:background-color="transparent" style:font-size-asian="10pt" style:font-size-complex="10pt"/>
    </style:style>
    <style:style style:name="P29" style:family="paragraph" style:parent-style-name="Standard">
      <style:text-properties fo:color="#000000" style:font-name="Arial1" fo:font-size="10pt" officeooo:paragraph-rsid="00016a66" fo:background-color="transparent" style:font-size-asian="10pt" style:font-size-complex="10pt"/>
    </style:style>
    <style:style style:name="P30" style:family="paragraph" style:parent-style-name="Standard">
      <style:text-properties fo:color="#000000" style:font-name="Arial1" fo:font-size="10pt" officeooo:paragraph-rsid="0001e403" fo:background-color="transparent" style:font-size-asian="10pt" style:font-size-complex="10pt"/>
    </style:style>
    <style:style style:name="P31" style:family="paragraph" style:parent-style-name="Standard">
      <style:text-properties fo:color="#000000" style:font-name="Arial1" fo:font-size="10pt" officeooo:rsid="00034897" officeooo:paragraph-rsid="00034897" fo:background-color="transparent" style:font-size-asian="10pt" style:font-size-complex="10pt"/>
    </style:style>
    <style:style style:name="P32" style:family="paragraph" style:parent-style-name="Standard">
      <style:text-properties fo:color="#00b050" style:font-name="Arial1" fo:font-size="10pt" officeooo:paragraph-rsid="00016a66" style:font-size-asian="10pt" style:font-size-complex="10pt"/>
    </style:style>
    <style:style style:name="P33" style:family="paragraph" style:parent-style-name="Standard">
      <style:text-properties fo:color="#00b050" style:font-name="Arial1" fo:font-size="10pt" officeooo:paragraph-rsid="0001e403" style:font-size-asian="10pt" style:font-size-complex="10pt"/>
    </style:style>
    <style:style style:name="P34" style:family="paragraph" style:parent-style-name="Standard">
      <style:text-properties officeooo:paragraph-rsid="00016a66"/>
    </style:style>
    <style:style style:name="P35" style:family="paragraph" style:parent-style-name="Standard">
      <loext:graphic-properties draw:fill="none" draw:fill-color="#ffffff"/>
      <style:paragraph-properties fo:background-color="transparent"/>
      <style:text-properties officeooo:paragraph-rsid="00016a66"/>
    </style:style>
    <style:style style:name="P36" style:family="paragraph" style:parent-style-name="Standard">
      <style:text-properties officeooo:paragraph-rsid="0001e403"/>
    </style:style>
    <style:style style:name="P37" style:family="paragraph" style:parent-style-name="Standard">
      <style:text-properties officeooo:paragraph-rsid="00034897"/>
    </style:style>
    <style:style style:name="P38" style:family="paragraph" style:parent-style-name="Standard">
      <style:text-properties officeooo:paragraph-rsid="00039ffb"/>
    </style:style>
    <style:style style:name="P39" style:family="paragraph" style:parent-style-name="Standard">
      <style:text-properties style:font-name="Arial1" fo:font-size="8pt" officeooo:rsid="00034897" officeooo:paragraph-rsid="00034897" style:font-size-asian="8pt" style:font-size-complex="8pt"/>
    </style:style>
    <style:style style:name="P40" style:family="paragraph" style:parent-style-name="Standard">
      <style:text-properties style:font-name="Arial1" fo:font-size="8pt" officeooo:rsid="00039ffb" officeooo:paragraph-rsid="00039ffb" style:font-size-asian="8pt" style:font-size-complex="8pt"/>
    </style:style>
    <style:style style:name="P41" style:family="paragraph" style:parent-style-name="Standard">
      <style:text-properties fo:color="#000000" style:font-name="Arial1" fo:font-size="8pt" officeooo:rsid="00034897" officeooo:paragraph-rsid="00034897" fo:background-color="transparent" style:font-size-asian="8pt" style:font-size-complex="8pt"/>
    </style:style>
    <style:style style:name="P42" style:family="paragraph" style:parent-style-name="Standard">
      <style:text-properties fo:color="#000000" style:font-name="Arial1" fo:font-size="8pt" officeooo:rsid="0006c887" officeooo:paragraph-rsid="0006c887" fo:background-color="transparent" style:font-size-asian="8pt" style:font-size-complex="8pt"/>
    </style:style>
    <style:style style:name="P43" style:family="paragraph" style:parent-style-name="Standard">
      <style:text-properties fo:color="#000000" style:font-name="Arial1" fo:font-size="10pt" officeooo:rsid="0006c887" officeooo:paragraph-rsid="0006c887" fo:background-color="transparent" style:font-size-asian="10pt" style:font-size-complex="10pt"/>
    </style:style>
    <style:style style:name="P44" style:family="paragraph" style:parent-style-name="Standard">
      <style:text-properties fo:color="#000000" style:font-name="Arial1" fo:font-size="10pt" officeooo:rsid="00194b11" officeooo:paragraph-rsid="00016a66" style:font-size-asian="10pt" style:font-size-complex="10pt"/>
    </style:style>
    <style:style style:name="P45" style:family="paragraph" style:parent-style-name="Standard">
      <style:text-properties fo:color="#000000" style:font-name="Arial1" fo:font-size="10pt" officeooo:rsid="0007e9ed" officeooo:paragraph-rsid="0007e9ed" style:font-size-asian="10pt" style:font-size-complex="10pt"/>
    </style:style>
    <style:style style:name="P46" style:family="paragraph" style:parent-style-name="Standard">
      <style:text-properties officeooo:paragraph-rsid="00016a66"/>
    </style:style>
    <style:style style:name="P47" style:family="paragraph" style:parent-style-name="Standard">
      <style:text-properties officeooo:rsid="0006c887" officeooo:paragraph-rsid="0006c887"/>
    </style:style>
    <style:style style:name="P48" style:family="paragraph" style:parent-style-name="Standard">
      <style:text-properties officeooo:paragraph-rsid="0006c887"/>
    </style:style>
    <style:style style:name="P49" style:family="paragraph" style:parent-style-name="Standard">
      <style:text-properties officeooo:paragraph-rsid="00097d71"/>
    </style:style>
    <style:style style:name="P50" style:family="paragraph" style:parent-style-name="Standard">
      <style:text-properties officeooo:rsid="00097d71" officeooo:paragraph-rsid="00097d71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8pt" officeooo:rsid="001844f9" style:font-size-asian="8pt" style:font-size-complex="8pt"/>
    </style:style>
    <style:style style:name="T4" style:family="text">
      <style:text-properties style:font-name="Arial1" fo:font-size="8pt" officeooo:rsid="00194b11" style:font-size-asian="8pt" style:font-size-complex="8pt"/>
    </style:style>
    <style:style style:name="T5" style:family="text">
      <style:text-properties style:font-name="Arial1" fo:font-size="8pt" officeooo:rsid="00034897" style:font-size-asian="8pt" style:font-size-complex="8pt"/>
    </style:style>
    <style:style style:name="T6" style:family="text">
      <style:text-properties style:font-name="Arial1" fo:font-size="8pt" officeooo:rsid="00039ffb" style:font-size-asian="8pt" style:font-size-complex="8pt"/>
    </style:style>
    <style:style style:name="T7" style:family="text">
      <style:text-properties style:font-name="Arial1" fo:font-size="8pt" officeooo:rsid="0006c887" style:font-size-asian="8pt" style:font-size-complex="8pt"/>
    </style:style>
    <style:style style:name="T8" style:family="text">
      <style:text-properties style:font-name="Arial1" fo:font-size="8pt" officeooo:rsid="00097d71" style:font-size-asian="8pt" style:font-size-complex="8pt"/>
    </style:style>
    <style:style style:name="T9" style:family="text">
      <style:text-properties style:font-name="Arial1" fo:font-size="8pt" officeooo:rsid="0009d372" style:font-size-asian="8pt" style:font-size-complex="8pt"/>
    </style:style>
    <style:style style:name="T10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11" style:family="text">
      <style:text-properties style:font-name="Arial1" fo:font-size="8pt" fo:font-weight="bold" officeooo:rsid="001844f9" style:font-size-asian="8pt" style:font-weight-asian="bold" style:font-name-complex="Arial2" style:font-size-complex="8pt"/>
    </style:style>
    <style:style style:name="T12" style:family="text">
      <style:text-properties style:font-name="Arial1" fo:font-size="8pt" fo:font-weight="bold" officeooo:rsid="0001e403" style:font-size-asian="8pt" style:font-weight-asian="bold" style:font-name-complex="Arial2" style:font-size-complex="8pt"/>
    </style:style>
    <style:style style:name="T13" style:family="text">
      <style:text-properties style:font-name="Arial1" fo:font-size="8pt" fo:font-weight="bold" officeooo:rsid="001844f9" style:font-size-asian="8pt" style:font-weight-asian="bold" style:font-size-complex="8pt"/>
    </style:style>
    <style:style style:name="T14" style:family="text">
      <style:text-properties style:font-name="Arial1" fo:font-size="10pt" officeooo:rsid="00039ffb" style:font-size-asian="10pt" style:font-size-complex="10pt"/>
    </style:style>
    <style:style style:name="T15" style:family="text">
      <style:text-properties style:font-name="Arial1" fo:font-size="10pt" officeooo:rsid="0006c887" style:font-size-asian="8.75pt" style:font-size-complex="10pt"/>
    </style:style>
    <style:style style:name="T16" style:family="text">
      <style:text-properties style:font-name="Arial1" fo:font-size="10pt" officeooo:rsid="00097d71" style:font-size-asian="8.75pt" style:font-size-complex="10pt"/>
    </style:style>
    <style:style style:name="T17" style:family="text">
      <style:text-properties officeooo:rsid="001844f9"/>
    </style:style>
    <style:style style:name="T18" style:family="text">
      <style:text-properties fo:color="#00b050" style:font-name="Arial1" fo:font-size="10pt" style:font-size-asian="10pt" style:font-size-complex="10pt"/>
    </style:style>
    <style:style style:name="T19" style:family="text">
      <style:text-properties fo:color="#00b050" style:font-name="Arial1" fo:font-size="10pt" officeooo:rsid="000baa5f" style:font-size-asian="10pt" style:font-size-complex="10pt"/>
    </style:style>
    <style:style style:name="T20" style:family="text">
      <style:text-properties fo:color="#000000" style:font-name="Arial1" fo:font-size="10pt" style:font-size-asian="10pt" style:font-size-complex="10pt"/>
    </style:style>
    <style:style style:name="T21" style:family="text">
      <style:text-properties fo:color="#000000" style:font-name="Arial1" fo:font-size="10pt" officeooo:rsid="00194b11" style:font-size-asian="10pt" style:font-size-complex="10pt"/>
    </style:style>
    <style:style style:name="T22" style:family="text">
      <style:text-properties style:use-window-font-color="true" style:font-name="Arial1" fo:font-size="10pt" officeooo:rsid="00034897" fo:background-color="transparent" loext:char-shading-value="0" style:font-size-asian="10pt" style:font-size-complex="10pt"/>
    </style:style>
    <style:style style:name="T23" style:family="text">
      <style:text-properties style:use-window-font-color="true" style:font-name="Arial1" fo:font-size="10pt" style:font-size-asian="10pt" style:font-size-complex="10pt"/>
    </style:style>
    <style:style style:name="T24" style:family="text">
      <style:text-properties style:use-window-font-color="true" style:font-name="Arial1" fo:font-size="10pt" officeooo:rsid="0006c887" style:font-size-asian="10pt" style:font-size-complex="10pt"/>
    </style:style>
    <style:style style:name="T25" style:family="text">
      <style:text-properties style:use-window-font-color="true" style:font-name="Arial1" fo:font-size="10pt" officeooo:rsid="000baa5f" style:font-size-asian="10pt" style:font-size-complex="10pt"/>
    </style:style>
    <style:style style:name="T26" style:family="text">
      <style:text-properties officeooo:rsid="00039ffb"/>
    </style:style>
    <style:style style:name="T27" style:family="text">
      <style:text-properties officeooo:rsid="0007e9ed"/>
    </style:style>
    <style:style style:name="T28" style:family="text">
      <style:text-properties officeooo:rsid="00097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">ARBEITSPLAN / ARBEITSJOURNAL IPA</text:p>
          </table:table-cell>
          <table:covered-table-cell/>
          <table:table-cell table:style-name="Table2.C1" table:number-rows-spanned="2" table:number-columns-spanned="2" office:value-type="string">
            <text:p text:style-name="P16"><text:span text:style-name="T1">Nummer Kandidatin/Kandidat <text:tab/></text:span><field:fieldmark-start text:name="__Fieldmark__147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>Planen der Arbeit<text:line-break/><text:span text:style-name="T17">Erarbeitung des Zeitplans</text:span></text:p>
            <text:p text:style-name="P5">Einrichtung der Arbeitsumgebung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18"><text:span text:style-name="T2">Name, Vorname<text:tab/></text:span><field:fieldmark-start text:name="__Fieldmark__164_513270077" field:type="vnd.oasis.opendocument.field.FORMTEXT"/><text:span text:style-name="T13">Habelt, William</text:span><field:fieldmark-end/></text:p>
          </table:table-cell>
          <table:covered-table-cell/>
          <table:table-cell table:style-name="Table2.A1" table:number-columns-spanned="2" office:value-type="string">
            <text:p text:style-name="P20"><text:span text:style-name="T2">IPA-verantwortliche Fachkraft<text:tab/></text:span><field:fieldmark-start text:name="__Fieldmark__174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8"><text:span text:style-name="T2">Ort </text:span><text:span text:style-name="T10"><text:s/></text:span><field:fieldmark-start text:name="__Fieldmark__186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195_513270077" field:type="vnd.oasis.opendocument.field.FORMTEXT"/><text:span text:style-name="T11">08.05.2017</text:span><field:fieldmark-end/></text:p>
          </table:table-cell>
          <table:covered-table-cell/>
          <table:table-cell table:style-name="Table2.A1" table:number-columns-spanned="2" office:value-type="string">
            <text:p text:style-name="P8">Unterschrift Kandidatin/Kandidat<text:tab/></text:p>
          </table:table-cell>
          <table:covered-table-cell/>
        </table:table-row>
        <table:table-row table:style-name="Table2.5">
          <table:table-cell table:style-name="Table2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" office:value-type="string">
            <text:p text:style-name="P14">Zeitplanung</text:p>
          </table:table-cell>
          <table:table-cell table:style-name="Table2.B6" office:value-type="string">
            <text:p text:style-name="P14">Aufgaben</text:p>
          </table:table-cell>
          <table:table-cell table:style-name="Table2.C6" office:value-type="string">
            <text:p text:style-name="P14">Zeitlicher Ablauf</text:p>
          </table:table-cell>
          <table:table-cell table:style-name="Table2.C6" office:value-type="string">
            <text:p text:style-name="P14">Bemerkungen</text:p>
            <text:p text:style-name="P12">inkl. Visum</text:p>
            <text:p text:style-name="P12">IPA-verantwortliche Fachkraft und Experte/In</text:p>
          </table:table-cell>
        </table:table-row>
        <table:table-row table:style-name="Table2.7">
          <table:table-cell table:style-name="Table2.C1" office:value-type="string">
            <text:p text:style-name="P34"><field:fieldmark-start text:name="__Fieldmark__227_513270077" field:type="vnd.oasis.opendocument.field.FORMTEXT"/><text:span text:style-name="T3">08:</text:span><text:span text:style-name="T4">00-10:00</text:span><field:fieldmark-end/></text:p>
          </table:table-cell>
          <table:table-cell table:style-name="Table2.B7" office:value-type="string">
            <text:p text:style-name="P34"><text:span text:style-name="T18"><text:line-break/></text:span><text:span text:style-name="T20">Planen der Arbeit</text:span></text:p>
            <text:p text:style-name="P34"><text:span text:style-name="T21">(Zeitplan erstellen, Notewendige Dokumente vorbereiten)</text:span><text:span text:style-name="T20"><text:line-break/><text:line-break/>Dauer gemäss Wegleitung:</text:span></text:p>
            <text:p text:style-name="P22">120 Minuten = 2 Stunden</text:p>
            <text:p text:style-name="P12"/>
          </table:table-cell>
          <table:table-cell table:style-name="Table2.C7" office:value-type="string">
            <text:p text:style-name="P39"><field:fieldmark-start text:name="__Fieldmark__260_513270077" field:type="vnd.oasis.opendocument.field.FORMTEXT"/>Arbeitsjournal</text:p>
            <text:p text:style-name="P39">Zeitplan</text:p>
            <text:p text:style-name="P37"><text:span text:style-name="T5">Wichtige Daten</text:span><field:fieldmark-end/></text:p>
          </table:table-cell>
          <table:table-cell table:style-name="Table2.C7" office:value-type="string">
            <text:p text:style-name="P35"><field:fieldmark-start text:name="__Fieldmark__268_513270077" field:type="vnd.oasis.opendocument.field.FORMTEXT"/><text:span text:style-name="T22">Zweite Woch noch etwas viel bufferzone. Werde anfangs 2. Woche (Montag) bei reflexion genauer sagen können was noch gemacht werden muss</text:span><field:fieldmark-end/></text:p>
          </table:table-cell>
        </table:table-row>
        <table:table-row table:style-name="Table2.8">
          <table:table-cell table:style-name="Table2.A8" office:value-type="string">
            <text:p text:style-name="P27">10:30-12:30</text:p>
          </table:table-cell>
          <table:table-cell table:style-name="Table2.B8" office:value-type="string">
            <text:p text:style-name="P26">UML‘s erstellen</text:p>
          </table:table-cell>
          <table:table-cell table:style-name="Table2.C8" office:value-type="string">
            <text:p text:style-name="P39">Klassendiagramm</text:p>
            <text:p text:style-name="P39">UseCase Diagramm</text:p>
            <text:p text:style-name="P41">ActionDiagramm</text:p>
          </table:table-cell>
          <table:table-cell table:style-name="Table2.C8" office:value-type="string">
            <text:p text:style-name="P31">Klassendiagramm relationen noch etwas unsicher. Werde es später noch genauer anschauen.Gratis Online Tool verwendet (<text:span text:style-name="T26">Gliffy</text:span>). </text:p>
          </table:table-cell>
        </table:table-row>
        <table:table-row table:style-name="Table2.9">
          <table:table-cell table:style-name="Table2.C1" office:value-type="string">
            <text:p text:style-name="P34"><field:fieldmark-start text:name="__Fieldmark__300_513270077" field:type="vnd.oasis.opendocument.field.FORMTEXT"/><text:span text:style-name="T4">13:00-15:00</text:span><field:fieldmark-end/></text:p>
          </table:table-cell>
          <table:table-cell table:style-name="Table2.B7" office:value-type="string">
            <text:p text:style-name="P24">UML‘s und Relationship Diagramme sind fertig</text:p>
            <text:p text:style-name="P24">2 Interface Skizzen erstellen</text:p>
          </table:table-cell>
          <table:table-cell table:style-name="Table2.C7" office:value-type="string">
            <text:p text:style-name="P39"><field:fieldmark-start text:name="__Fieldmark__317_513270077" field:type="vnd.oasis.opendocument.field.FORMTEXT"/>UMLs fertig</text:p>
            <text:p text:style-name="P37"><text:span text:style-name="T5">Interface skizze erstellt</text:span><field:fieldmark-end/></text:p>
          </table:table-cell>
          <table:table-cell table:style-name="Table2.C7" office:value-type="string">
            <text:p text:style-name="P34"><field:fieldmark-start text:name="__Fieldmark__325_513270077" field:type="vnd.oasis.opendocument.field.FORMTEXT"/><text:span text:style-name="T14">Mithilfe von Screenshots wurden die skizzen in QT-designer festgehalten. Main Window und die 2 Unterfenster sind fertig.</text:span><field:fieldmark-end/></text:p>
          </table:table-cell>
        </table:table-row>
        <table:table-row table:style-name="Table2.10">
          <table:table-cell table:style-name="Table2.C1" office:value-type="string">
            <text:p text:style-name="P34"><field:fieldmark-start text:name="__Fieldmark__333_513270077" field:type="vnd.oasis.opendocument.field.FORMTEXT"/><text:span text:style-name="T4">15:30-17:30</text:span><field:fieldmark-end/></text:p>
          </table:table-cell>
          <table:table-cell table:style-name="Table2.B7" office:value-type="string">
            <text:p text:style-name="P34"><text:span text:style-name="T18"><text:line-break/></text:span><text:span text:style-name="T21">Zeitbuffer:</text:span></text:p>
            <text:p text:style-name="P24">(Was muss noch gemacht werden)</text:p>
            <text:p text:style-name="P24">Arbeit des Tages dokumentieren</text:p>
            <text:p text:style-name="P32"/>
          </table:table-cell>
          <table:table-cell table:style-name="Table2.C7" office:value-type="string">
            <text:p text:style-name="P40"><field:fieldmark-start text:name="__Fieldmark__358_513270077" field:type="vnd.oasis.opendocument.field.FORMTEXT"/>QT Form verbessert</text:p>
            <text:p text:style-name="P38"><text:span text:style-name="T6">Dokumentation</text:span><field:fieldmark-end/></text:p>
          </table:table-cell>
          <table:table-cell table:style-name="Table2.C7" office:value-type="string">
            <text:p text:style-name="P34"><field:fieldmark-start text:name="__Fieldmark__366_513270077" field:type="vnd.oasis.opendocument.field.FORMTEXT"/><text:span text:style-name="T6">Bufferzone verwendet um das Layout der Forms zu verbessern.</text:span><field:fieldmark-end/></text:p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">ARBEITSPLAN / ARBEITSJOURNAL IPA</text:p>
          </table:table-cell>
          <table:covered-table-cell/>
          <table:table-cell table:style-name="Table1.C1" table:number-rows-spanned="2" table:number-columns-spanned="2" office:value-type="string">
            <text:p text:style-name="P16"><text:span text:style-name="T1">Nummer Kandidatin/Kandidat <text:tab/></text:span><field:fieldmark-start text:name="__Fieldmark__381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6">Erstellung des GitRepositories</text:span><text:line-break/><text:span text:style-name="T26">Programmierung des Ui's</text:span></text:p>
            <text:p text:style-name="P7">Aufruf vom QGIS Menü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<text:span text:style-name="T2">Name, Vorname<text:tab/></text:span><field:fieldmark-start text:name="__Fieldmark__400_513270077" field:type="vnd.oasis.opendocument.field.FORMTEXT"/><text:span text:style-name="T13">Habelt, William</text:span><field:fieldmark-end/></text:p>
          </table:table-cell>
          <table:covered-table-cell/>
          <table:table-cell table:style-name="Table1.A1" table:number-columns-spanned="2" office:value-type="string">
            <text:p text:style-name="P20"><text:span text:style-name="T2">IPA-verantwortliche Fachkraft<text:tab/></text:span><field:fieldmark-start text:name="__Fieldmark__410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<text:span text:style-name="T2">Ort </text:span><text:span text:style-name="T10"><text:s/></text:span><field:fieldmark-start text:name="__Fieldmark__422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435_513270077" field:type="vnd.oasis.opendocument.field.FORMTEXT"/><text:span text:style-name="T11">0</text:span><text:span text:style-name="T12">9</text:span><text:span text:style-name="T11">.05.2017</text:span><field:fieldmark-end/></text:p>
          </table:table-cell>
          <table:covered-table-cell/>
          <table:table-cell table:style-name="Table1.A1" table:number-columns-spanned="2" office:value-type="string">
            <text:p text:style-name="P8">Unterschrift Kandidatin/Kandidat<text:tab/></text:p>
          </table:table-cell>
          <table:covered-table-cell/>
        </table:table-row>
        <table:table-row table:style-name="Table1.5">
          <table:table-cell table:style-name="Table1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4">Zeitplanung</text:p>
          </table:table-cell>
          <table:table-cell table:style-name="Table1.B6" office:value-type="string">
            <text:p text:style-name="P14">Aufgaben</text:p>
          </table:table-cell>
          <table:table-cell table:style-name="Table1.C6" office:value-type="string">
            <text:p text:style-name="P14">Zeitlicher Ablauf</text:p>
          </table:table-cell>
          <table:table-cell table:style-name="Table1.C6" office:value-type="string">
            <text:p text:style-name="P14">Bemerkungen</text:p>
            <text:p text:style-name="P12">inkl. Visum</text:p>
            <text:p text:style-name="P12">IPA-verantwortliche Fachkraft und Experte/In</text:p>
          </table:table-cell>
        </table:table-row>
        <table:table-row table:style-name="Table1.7">
          <table:table-cell table:style-name="Table1.C1" office:value-type="string">
            <text:p text:style-name="P34"><field:fieldmark-start text:name="__Fieldmark__467_513270077" field:type="vnd.oasis.opendocument.field.FORMTEXT"/><text:span text:style-name="T3">08:</text:span><text:span text:style-name="T4">00-10:00</text:span><field:fieldmark-end/></text:p>
          </table:table-cell>
          <table:table-cell table:style-name="Table1.B7" office:value-type="string">
            <text:p text:style-name="P34"><text:span text:style-name="T18"><text:line-break/></text:span><text:span text:style-name="T24">Git Repository erstellen</text:span></text:p>
            <text:p text:style-name="P47"><text:span text:style-name="T24">I</text:span><text:span text:style-name="T23">nterface wählen</text:span></text:p>
            <text:p text:style-name="P12"/>
          </table:table-cell>
          <table:table-cell table:style-name="Table1.C7" office:value-type="string">
            <text:p text:style-name="P48"><field:fieldmark-start text:name="__Fieldmark__492_513270077" field:type="vnd.oasis.opendocument.field.FORMTEXT"/><text:span text:style-name="T7">Git Repo erstellt</text:span></text:p>
            <text:p text:style-name="P48"><text:span text:style-name="T7">Interfaces erstellt</text:span><field:fieldmark-end/></text:p>
          </table:table-cell>
          <table:table-cell table:style-name="Table1.C7" office:value-type="string">
            <text:p text:style-name="P34"><field:fieldmark-start text:name="__Fieldmark__500_513270077" field:type="vnd.oasis.opendocument.field.FORMTEXT"/><text:span text:style-name="T15">Git Repo konnte als Private nicht angelegt werden (ist jetzt Public.) Undeklarierter Fehler trat ansonsten auf.</text:span><field:fieldmark-end/></text:p>
          </table:table-cell>
        </table:table-row>
        <table:table-row table:style-name="Table1.8">
          <table:table-cell table:style-name="Table1.A8" office:value-type="string">
            <text:p text:style-name="P26">10:30-12:30</text:p>
          </table:table-cell>
          <table:table-cell table:style-name="Table1.B8" office:value-type="string">
            <text:p text:style-name="P43">Grobe Programmstruktur bauen</text:p>
            <text:p text:style-name="P43">Interface Implementieren</text:p>
          </table:table-cell>
          <table:table-cell table:style-name="Table1.C8" office:value-type="string">
            <text:p text:style-name="P42">*.py Files erstellt</text:p>
            <text:p text:style-name="P42">Interfaces Implementier</text:p>
          </table:table-cell>
          <table:table-cell table:style-name="Table1.C8" office:value-type="string">
            <text:p text:style-name="P43">War schneller als erwartet mit den Interfaces Fertig. <text:span text:style-name="T27">War 1 Block dem Zeitplan Voraus.</text:span></text:p>
          </table:table-cell>
        </table:table-row>
        <table:table-row table:style-name="Table1.9">
          <table:table-cell table:style-name="Table1.C1" office:value-type="string">
            <text:p text:style-name="P34"><field:fieldmark-start text:name="__Fieldmark__520_513270077" field:type="vnd.oasis.opendocument.field.FORMTEXT"/><text:span text:style-name="T4">13:00-15:00</text:span><field:fieldmark-end/></text:p>
          </table:table-cell>
          <table:table-cell table:style-name="Table1.B7" office:value-type="string">
            <text:p text:style-name="P45">Interfaces verbessert und in QGIS aufgerufen. <text:span text:style-name="T28">Alle Interfaces sind jetzt korrekt miteinander verbunden. UML Klassendiagramm überarbeitet</text:span></text:p>
          </table:table-cell>
          <table:table-cell table:style-name="Table1.C7" office:value-type="string">
            <text:p text:style-name="P49"><field:fieldmark-start text:name="__Fieldmark__533_513270077" field:type="vnd.oasis.opendocument.field.FORMTEXT"/><text:span text:style-name="T8">1. Aufruf in Qgis</text:span></text:p>
            <text:p text:style-name="P49"><text:span text:style-name="T8">2. UML verbessert</text:span><text:span text:style-name="T2">   </text:span><field:fieldmark-end/></text:p>
          </table:table-cell>
          <table:table-cell table:style-name="Table1.C7" office:value-type="string">
            <text:p text:style-name="P34"><field:fieldmark-start text:name="__Fieldmark__541_513270077" field:type="vnd.oasis.opendocument.field.FORMTEXT"/><text:span text:style-name="T16">Message Windows müssen noch programmiert werden (Siehe Aufgabenstellung für wo.)</text:span><field:fieldmark-end/></text:p>
          </table:table-cell>
        </table:table-row>
        <table:table-row table:style-name="Table1.10">
          <table:table-cell table:style-name="Table1.C1" office:value-type="string">
            <text:p text:style-name="P34"><field:fieldmark-start text:name="__Fieldmark__549_513270077" field:type="vnd.oasis.opendocument.field.FORMTEXT"/><text:span text:style-name="T4">15:30-17:30</text:span><field:fieldmark-end/></text:p>
          </table:table-cell>
          <table:table-cell table:style-name="Table1.B7" office:value-type="string">
            <text:p text:style-name="P34"><text:span text:style-name="T18"><text:line-break/></text:span><text:span text:style-name="T21">Zeitbuffer:</text:span></text:p>
            <text:p text:style-name="P50"><text:span text:style-name="T21">H</text:span><text:span text:style-name="T20">elfe Horst beim abräumen eines Kurses. Message Windows implementiert.</text:span></text:p>
            <text:p text:style-name="P24">(Was muss noch gemacht werden)</text:p>
            <text:p text:style-name="P24">Arbeit des Tages dokumentieren</text:p>
            <text:p text:style-name="P32"/>
          </table:table-cell>
          <table:table-cell table:style-name="Table1.C7" office:value-type="string">
            <text:p text:style-name="P49"><field:fieldmark-start text:name="__Fieldmark__570_513270077" field:type="vnd.oasis.opendocument.field.FORMTEXT"/><text:span text:style-name="T8">Dokumentation</text:span></text:p>
            <text:p text:style-name="P49"><text:span text:style-name="T8">Messagewindows<text:line-break/>Abräumen</text:span><field:fieldmark-end/></text:p>
          </table:table-cell>
          <table:table-cell table:style-name="Table1.C7" office:value-type="string">
            <text:p text:style-name="P34"><field:fieldmark-start text:name="__Fieldmark__578_513270077" field:type="vnd.oasis.opendocument.field.FORMTEXT"/><text:span text:style-name="T8">Werde nach test DB fragen </text:span><text:span text:style-name="T9">für Morgen</text:span><field:fieldmark-end/></text:p>
          </table:table-cell>
        </table:table-row>
      </table:table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">ARBEITSPLAN / ARBEITSJOURNAL IPA</text:p>
          </table:table-cell>
          <table:covered-table-cell/>
          <table:table-cell table:style-name="Table3.C1" table:number-rows-spanned="2" table:number-columns-spanned="2" office:value-type="string">
            <text:p text:style-name="P16"><text:span text:style-name="T1">Nummer Kandidatin/Kandidat <text:tab/></text:span><field:fieldmark-start text:name="__Fieldmark__593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">Planen der Arbeit<text:line-break/><text:span text:style-name="T17">Erarbeitung des Zeitplans</text:span></text:p>
            <text:p text:style-name="P5">Einrichtung der Arbeitsumgebung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P18"><text:span text:style-name="T2">Name, Vorname<text:tab/></text:span><field:fieldmark-start text:name="__Fieldmark__610_513270077" field:type="vnd.oasis.opendocument.field.FORMTEXT"/><text:span text:style-name="T13">Habelt, William</text:span><field:fieldmark-end/></text:p>
          </table:table-cell>
          <table:covered-table-cell/>
          <table:table-cell table:style-name="Table3.A1" table:number-columns-spanned="2" office:value-type="string">
            <text:p text:style-name="P20"><text:span text:style-name="T2">IPA-verantwortliche Fachkraft<text:tab/></text:span><field:fieldmark-start text:name="__Fieldmark__620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8"><text:span text:style-name="T2">Ort </text:span><text:span text:style-name="T10"><text:s/></text:span><field:fieldmark-start text:name="__Fieldmark__632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643_513270077" field:type="vnd.oasis.opendocument.field.FORMTEXT"/><text:span text:style-name="T12">10</text:span><text:span text:style-name="T11">.05.2017</text:span><field:fieldmark-end/></text:p>
          </table:table-cell>
          <table:covered-table-cell/>
          <table:table-cell table:style-name="Table3.A1" table:number-columns-spanned="2" office:value-type="string">
            <text:p text:style-name="P8">Unterschrift Kandidatin/Kandidat<text:tab/></text:p>
          </table:table-cell>
          <table:covered-table-cell/>
        </table:table-row>
        <table:table-row table:style-name="Table3.5">
          <table:table-cell table:style-name="Table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1" office:value-type="string">
            <text:p text:style-name="P14">Zeitplanung</text:p>
          </table:table-cell>
          <table:table-cell table:style-name="Table3.B6" office:value-type="string">
            <text:p text:style-name="P14">Aufgaben</text:p>
          </table:table-cell>
          <table:table-cell table:style-name="Table3.C6" office:value-type="string">
            <text:p text:style-name="P14">Zeitlicher Ablauf</text:p>
          </table:table-cell>
          <table:table-cell table:style-name="Table3.C6" office:value-type="string">
            <text:p text:style-name="P14">Bemerkungen</text:p>
            <text:p text:style-name="P12">inkl. Visum</text:p>
            <text:p text:style-name="P12">IPA-verantwortliche Fachkraft und Experte/In</text:p>
          </table:table-cell>
        </table:table-row>
        <table:table-row table:style-name="Table3.7">
          <table:table-cell table:style-name="Table3.C1" office:value-type="string">
            <text:p text:style-name="P34"><field:fieldmark-start text:name="__Fieldmark__675_513270077" field:type="vnd.oasis.opendocument.field.FORMTEXT"/><text:span text:style-name="T3">08:</text:span><text:span text:style-name="T4">00-10:00</text:span><field:fieldmark-end/></text:p>
          </table:table-cell>
          <table:table-cell table:style-name="Table3.B7" office:value-type="string">
            <text:p text:style-name="P34"><text:span text:style-name="T18"><text:line-break/></text:span></text:p>
            <text:p text:style-name="P12"/>
          </table:table-cell>
          <table:table-cell table:style-name="Table3.C7" office:value-type="string">
            <text:p text:style-name="P34"><field:fieldmark-start text:name="__Fieldmark__700_513270077" field:type="vnd.oasis.opendocument.field.FORMTEXT"/><text:span text:style-name="T2">     </text:span><field:fieldmark-end/></text:p>
          </table:table-cell>
          <table:table-cell table:style-name="Table3.C7" office:value-type="string">
            <text:p text:style-name="P34"><field:fieldmark-start text:name="__Fieldmark__708_513270077" field:type="vnd.oasis.opendocument.field.FORMTEXT"/><text:span text:style-name="T2">     </text:span><field:fieldmark-end/></text:p>
          </table:table-cell>
        </table:table-row>
        <table:table-row table:style-name="Table3.8">
          <table:table-cell table:style-name="Table3.A8" office:value-type="string">
            <text:p text:style-name="P26">10:30-12:30</text:p>
          </table:table-cell>
          <table:table-cell table:style-name="Table3.B8" office:value-type="string">
            <text:p text:style-name="P26"/>
          </table:table-cell>
          <table:table-cell table:style-name="Table3.C8" office:value-type="string">
            <text:p text:style-name="P29"/>
          </table:table-cell>
          <table:table-cell table:style-name="Table3.C8" office:value-type="string">
            <text:p text:style-name="P29"/>
          </table:table-cell>
        </table:table-row>
        <table:table-row table:style-name="Table3.9">
          <table:table-cell table:style-name="Table3.C1" office:value-type="string">
            <text:p text:style-name="P34"><field:fieldmark-start text:name="__Fieldmark__728_513270077" field:type="vnd.oasis.opendocument.field.FORMTEXT"/><text:span text:style-name="T4">13:00-15:00</text:span><field:fieldmark-end/></text:p>
          </table:table-cell>
          <table:table-cell table:style-name="Table3.B7" office:value-type="string">
            <text:p text:style-name="P24"/>
          </table:table-cell>
          <table:table-cell table:style-name="Table3.C7" office:value-type="string">
            <text:p text:style-name="P34"><field:fieldmark-start text:name="__Fieldmark__741_513270077" field:type="vnd.oasis.opendocument.field.FORMTEXT"/><text:span text:style-name="T2">     </text:span><field:fieldmark-end/></text:p>
          </table:table-cell>
          <table:table-cell table:style-name="Table3.C7" office:value-type="string">
            <text:p text:style-name="P34"><field:fieldmark-start text:name="__Fieldmark__749_513270077" field:type="vnd.oasis.opendocument.field.FORMTEXT"/><text:span text:style-name="T2">     </text:span><field:fieldmark-end/></text:p>
          </table:table-cell>
        </table:table-row>
        <table:table-row table:style-name="Table3.10">
          <table:table-cell table:style-name="Table3.C1" office:value-type="string">
            <text:p text:style-name="P34"><field:fieldmark-start text:name="__Fieldmark__757_513270077" field:type="vnd.oasis.opendocument.field.FORMTEXT"/><text:span text:style-name="T4">15:30-17:30</text:span><field:fieldmark-end/></text:p>
          </table:table-cell>
          <table:table-cell table:style-name="Table3.B7" office:value-type="string">
            <text:p text:style-name="P34"><text:span text:style-name="T18"><text:line-break/></text:span><text:span text:style-name="T21">Zeitbuffer:</text:span></text:p>
            <text:p text:style-name="P24">(Was muss noch gemacht werden)</text:p>
            <text:p text:style-name="P24">Arbeit des Tages dokumentieren</text:p>
            <text:p text:style-name="P32"/>
          </table:table-cell>
          <table:table-cell table:style-name="Table3.C7" office:value-type="string">
            <text:p text:style-name="P34"><field:fieldmark-start text:name="__Fieldmark__778_513270077" field:type="vnd.oasis.opendocument.field.FORMTEXT"/><text:span text:style-name="T2">     </text:span><field:fieldmark-end/></text:p>
          </table:table-cell>
          <table:table-cell table:style-name="Table3.C7" office:value-type="string">
            <text:p text:style-name="P34"><field:fieldmark-start text:name="__Fieldmark__786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2">ARBEITSPLAN / ARBEITSJOURNAL IPA</text:p>
          </table:table-cell>
          <table:covered-table-cell/>
          <table:table-cell table:style-name="Table4.C1" table:number-rows-spanned="2" table:number-columns-spanned="2" office:value-type="string">
            <text:p text:style-name="P17"><text:span text:style-name="T1">Nummer Kandidatin/Kandidat <text:tab/></text:span><field:fieldmark-start text:name="__Fieldmark__801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2" office:value-type="string">
            <text:p text:style-name="P19"><text:span text:style-name="T2">Name, Vorname<text:tab/></text:span><field:fieldmark-start text:name="__Fieldmark__818_513270077" field:type="vnd.oasis.opendocument.field.FORMTEXT"/><text:span text:style-name="T13">Habelt, William</text:span><field:fieldmark-end/></text:p>
          </table:table-cell>
          <table:covered-table-cell/>
          <table:table-cell table:style-name="Table4.A1" table:number-columns-spanned="2" office:value-type="string">
            <text:p text:style-name="P21"><text:span text:style-name="T2">IPA-verantwortliche Fachkraft<text:tab/></text:span><field:fieldmark-start text:name="__Fieldmark__828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9"><text:span text:style-name="T2">Ort </text:span><text:span text:style-name="T10"><text:s/></text:span><field:fieldmark-start text:name="__Fieldmark__840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851_513270077" field:type="vnd.oasis.opendocument.field.FORMTEXT"/><text:span text:style-name="T12">11</text:span><text:span text:style-name="T11">.05.2017</text:span><field:fieldmark-end/></text:p>
          </table:table-cell>
          <table:covered-table-cell/>
          <table:table-cell table:style-name="Table4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4.5">
          <table:table-cell table:style-name="Table4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4.6">
          <table:table-cell table:style-name="Table4.A1" office:value-type="string">
            <text:p text:style-name="P15">Zeitplanung</text:p>
          </table:table-cell>
          <table:table-cell table:style-name="Table4.B6" office:value-type="string">
            <text:p text:style-name="P15">Aufgaben</text:p>
          </table:table-cell>
          <table:table-cell table:style-name="Table4.C6" office:value-type="string">
            <text:p text:style-name="P15">Zeitlicher Ablauf</text:p>
          </table:table-cell>
          <table:table-cell table:style-name="Table4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4.7">
          <table:table-cell table:style-name="Table4.C1" office:value-type="string">
            <text:p text:style-name="P36"><field:fieldmark-start text:name="__Fieldmark__883_513270077" field:type="vnd.oasis.opendocument.field.FORMTEXT"/><text:span text:style-name="T3">08:</text:span><text:span text:style-name="T4">00-10:00</text:span><field:fieldmark-end/></text:p>
          </table:table-cell>
          <table:table-cell table:style-name="Table4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4.C7" office:value-type="string">
            <text:p text:style-name="P36"><field:fieldmark-start text:name="__Fieldmark__908_513270077" field:type="vnd.oasis.opendocument.field.FORMTEXT"/><text:span text:style-name="T2">     </text:span><field:fieldmark-end/></text:p>
          </table:table-cell>
          <table:table-cell table:style-name="Table4.C7" office:value-type="string">
            <text:p text:style-name="P36"><field:fieldmark-start text:name="__Fieldmark__916_513270077" field:type="vnd.oasis.opendocument.field.FORMTEXT"/><text:span text:style-name="T2">     </text:span><field:fieldmark-end/></text:p>
          </table:table-cell>
        </table:table-row>
        <table:table-row table:style-name="Table4.8">
          <table:table-cell table:style-name="Table4.A8" office:value-type="string">
            <text:p text:style-name="P28">10:30-12:30</text:p>
          </table:table-cell>
          <table:table-cell table:style-name="Table4.B8" office:value-type="string">
            <text:p text:style-name="P28">UML‘s erstellen</text:p>
          </table:table-cell>
          <table:table-cell table:style-name="Table4.C8" office:value-type="string">
            <text:p text:style-name="P30"/>
          </table:table-cell>
          <table:table-cell table:style-name="Table4.C8" office:value-type="string">
            <text:p text:style-name="P30">Seiten 2–5</text:p>
          </table:table-cell>
        </table:table-row>
        <table:table-row table:style-name="Table4.9">
          <table:table-cell table:style-name="Table4.C1" office:value-type="string">
            <text:p text:style-name="P36"><field:fieldmark-start text:name="__Fieldmark__936_513270077" field:type="vnd.oasis.opendocument.field.FORMTEXT"/><text:span text:style-name="T4">13:00-15:00</text:span><field:fieldmark-end/></text:p>
          </table:table-cell>
          <table:table-cell table:style-name="Table4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4.C7" office:value-type="string">
            <text:p text:style-name="P36"><field:fieldmark-start text:name="__Fieldmark__949_513270077" field:type="vnd.oasis.opendocument.field.FORMTEXT"/><text:span text:style-name="T2">     </text:span><field:fieldmark-end/></text:p>
          </table:table-cell>
          <table:table-cell table:style-name="Table4.C7" office:value-type="string">
            <text:p text:style-name="P36"><field:fieldmark-start text:name="__Fieldmark__957_513270077" field:type="vnd.oasis.opendocument.field.FORMTEXT"/><text:span text:style-name="T2">     </text:span><field:fieldmark-end/></text:p>
          </table:table-cell>
        </table:table-row>
        <table:table-row table:style-name="Table4.10">
          <table:table-cell table:style-name="Table4.C1" office:value-type="string">
            <text:p text:style-name="P36"><field:fieldmark-start text:name="__Fieldmark__965_513270077" field:type="vnd.oasis.opendocument.field.FORMTEXT"/><text:span text:style-name="T4">15:30-17:30</text:span><field:fieldmark-end/></text:p>
          </table:table-cell>
          <table:table-cell table:style-name="Table4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4.C7" office:value-type="string">
            <text:p text:style-name="P36"><field:fieldmark-start text:name="__Fieldmark__986_513270077" field:type="vnd.oasis.opendocument.field.FORMTEXT"/><text:span text:style-name="T2">     </text:span><field:fieldmark-end/></text:p>
          </table:table-cell>
          <table:table-cell table:style-name="Table4.C7" office:value-type="string">
            <text:p text:style-name="P36"><field:fieldmark-start text:name="__Fieldmark__994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2">ARBEITSPLAN / ARBEITSJOURNAL IPA</text:p>
          </table:table-cell>
          <table:covered-table-cell/>
          <table:table-cell table:style-name="Table5.C1" table:number-rows-spanned="2" table:number-columns-spanned="2" office:value-type="string">
            <text:p text:style-name="P17"><text:span text:style-name="T1">Nummer Kandidatin/Kandidat <text:tab/></text:span><field:fieldmark-start text:name="__Fieldmark__1009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19"><text:span text:style-name="T2">Name, Vorname<text:tab/></text:span><field:fieldmark-start text:name="__Fieldmark__1026_513270077" field:type="vnd.oasis.opendocument.field.FORMTEXT"/><text:span text:style-name="T13">Habelt, William</text:span><field:fieldmark-end/></text:p>
          </table:table-cell>
          <table:covered-table-cell/>
          <table:table-cell table:style-name="Table5.A1" table:number-columns-spanned="2" office:value-type="string">
            <text:p text:style-name="P21"><text:span text:style-name="T2">IPA-verantwortliche Fachkraft<text:tab/></text:span><field:fieldmark-start text:name="__Fieldmark__1036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9"><text:span text:style-name="T2">Ort </text:span><text:span text:style-name="T10"><text:s/></text:span><field:fieldmark-start text:name="__Fieldmark__1048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1059_513270077" field:type="vnd.oasis.opendocument.field.FORMTEXT"/><text:span text:style-name="T12">12</text:span><text:span text:style-name="T11">.05.2017</text:span><field:fieldmark-end/></text:p>
          </table:table-cell>
          <table:covered-table-cell/>
          <table:table-cell table:style-name="Table5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1" office:value-type="string">
            <text:p text:style-name="P15">Zeitplanung</text:p>
          </table:table-cell>
          <table:table-cell table:style-name="Table5.B6" office:value-type="string">
            <text:p text:style-name="P15">Aufgaben</text:p>
          </table:table-cell>
          <table:table-cell table:style-name="Table5.C6" office:value-type="string">
            <text:p text:style-name="P15">Zeitlicher Ablauf</text:p>
          </table:table-cell>
          <table:table-cell table:style-name="Table5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5.7">
          <table:table-cell table:style-name="Table5.C1" office:value-type="string">
            <text:p text:style-name="P36"><field:fieldmark-start text:name="__Fieldmark__1091_513270077" field:type="vnd.oasis.opendocument.field.FORMTEXT"/><text:span text:style-name="T3">08:</text:span><text:span text:style-name="T4">00-10:00</text:span><field:fieldmark-end/></text:p>
          </table:table-cell>
          <table:table-cell table:style-name="Table5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5.C7" office:value-type="string">
            <text:p text:style-name="P36"><field:fieldmark-start text:name="__Fieldmark__1116_513270077" field:type="vnd.oasis.opendocument.field.FORMTEXT"/><text:span text:style-name="T2">     </text:span><field:fieldmark-end/></text:p>
          </table:table-cell>
          <table:table-cell table:style-name="Table5.C7" office:value-type="string">
            <text:p text:style-name="P36"><field:fieldmark-start text:name="__Fieldmark__1124_513270077" field:type="vnd.oasis.opendocument.field.FORMTEXT"/><text:span text:style-name="T2">     </text:span><field:fieldmark-end/></text:p>
          </table:table-cell>
        </table:table-row>
        <table:table-row table:style-name="Table5.8">
          <table:table-cell table:style-name="Table5.A8" office:value-type="string">
            <text:p text:style-name="P28">10:30-12:30</text:p>
          </table:table-cell>
          <table:table-cell table:style-name="Table5.B8" office:value-type="string">
            <text:p text:style-name="P28">UML‘s erstellen</text:p>
          </table:table-cell>
          <table:table-cell table:style-name="Table5.C8" office:value-type="string">
            <text:p text:style-name="P30"/>
          </table:table-cell>
          <table:table-cell table:style-name="Table5.C8" office:value-type="string">
            <text:p text:style-name="P30">Seiten 2–5</text:p>
          </table:table-cell>
        </table:table-row>
        <table:table-row table:style-name="Table5.9">
          <table:table-cell table:style-name="Table5.C1" office:value-type="string">
            <text:p text:style-name="P36"><field:fieldmark-start text:name="__Fieldmark__1144_513270077" field:type="vnd.oasis.opendocument.field.FORMTEXT"/><text:span text:style-name="T4">13:00-15:00</text:span><field:fieldmark-end/></text:p>
          </table:table-cell>
          <table:table-cell table:style-name="Table5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5.C7" office:value-type="string">
            <text:p text:style-name="P36"><field:fieldmark-start text:name="__Fieldmark__1157_513270077" field:type="vnd.oasis.opendocument.field.FORMTEXT"/><text:span text:style-name="T2">     </text:span><field:fieldmark-end/></text:p>
          </table:table-cell>
          <table:table-cell table:style-name="Table5.C7" office:value-type="string">
            <text:p text:style-name="P36"><field:fieldmark-start text:name="__Fieldmark__1165_513270077" field:type="vnd.oasis.opendocument.field.FORMTEXT"/><text:span text:style-name="T2">     </text:span><field:fieldmark-end/></text:p>
          </table:table-cell>
        </table:table-row>
        <table:table-row table:style-name="Table5.10">
          <table:table-cell table:style-name="Table5.C1" office:value-type="string">
            <text:p text:style-name="P36"><field:fieldmark-start text:name="__Fieldmark__1173_513270077" field:type="vnd.oasis.opendocument.field.FORMTEXT"/><text:span text:style-name="T4">15:30-17:30</text:span><field:fieldmark-end/></text:p>
          </table:table-cell>
          <table:table-cell table:style-name="Table5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5.C7" office:value-type="string">
            <text:p text:style-name="P36"><field:fieldmark-start text:name="__Fieldmark__1194_513270077" field:type="vnd.oasis.opendocument.field.FORMTEXT"/><text:span text:style-name="T2">     </text:span><field:fieldmark-end/></text:p>
          </table:table-cell>
          <table:table-cell table:style-name="Table5.C7" office:value-type="string">
            <text:p text:style-name="P36"><field:fieldmark-start text:name="__Fieldmark__1202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2">ARBEITSPLAN / ARBEITSJOURNAL IPA</text:p>
          </table:table-cell>
          <table:covered-table-cell/>
          <table:table-cell table:style-name="Table6.C1" table:number-rows-spanned="2" table:number-columns-spanned="2" office:value-type="string">
            <text:p text:style-name="P17"><text:span text:style-name="T1">Nummer Kandidatin/Kandidat <text:tab/></text:span><field:fieldmark-start text:name="__Fieldmark__1217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19"><text:span text:style-name="T2">Name, Vorname<text:tab/></text:span><field:fieldmark-start text:name="__Fieldmark__1234_513270077" field:type="vnd.oasis.opendocument.field.FORMTEXT"/><text:span text:style-name="T13">Habelt, William</text:span><field:fieldmark-end/></text:p>
          </table:table-cell>
          <table:covered-table-cell/>
          <table:table-cell table:style-name="Table6.A1" table:number-columns-spanned="2" office:value-type="string">
            <text:p text:style-name="P21"><text:span text:style-name="T2">IPA-verantwortliche Fachkraft<text:tab/></text:span><field:fieldmark-start text:name="__Fieldmark__1244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9"><text:span text:style-name="T2">Ort </text:span><text:span text:style-name="T10"><text:s/></text:span><field:fieldmark-start text:name="__Fieldmark__1256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1267_513270077" field:type="vnd.oasis.opendocument.field.FORMTEXT"/><text:span text:style-name="T12">15</text:span><text:span text:style-name="T11">.05.2017</text:span><field:fieldmark-end/></text:p>
          </table:table-cell>
          <table:covered-table-cell/>
          <table:table-cell table:style-name="Table6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6.5">
          <table:table-cell table:style-name="Table6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6.6">
          <table:table-cell table:style-name="Table6.A1" office:value-type="string">
            <text:p text:style-name="P15">Zeitplanung</text:p>
          </table:table-cell>
          <table:table-cell table:style-name="Table6.B6" office:value-type="string">
            <text:p text:style-name="P15">Aufgaben</text:p>
          </table:table-cell>
          <table:table-cell table:style-name="Table6.C6" office:value-type="string">
            <text:p text:style-name="P15">Zeitlicher Ablauf</text:p>
          </table:table-cell>
          <table:table-cell table:style-name="Table6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6.7">
          <table:table-cell table:style-name="Table6.C1" office:value-type="string">
            <text:p text:style-name="P36"><field:fieldmark-start text:name="__Fieldmark__1299_513270077" field:type="vnd.oasis.opendocument.field.FORMTEXT"/><text:span text:style-name="T3">08:</text:span><text:span text:style-name="T4">00-10:00</text:span><field:fieldmark-end/></text:p>
          </table:table-cell>
          <table:table-cell table:style-name="Table6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6.C7" office:value-type="string">
            <text:p text:style-name="P36"><field:fieldmark-start text:name="__Fieldmark__1324_513270077" field:type="vnd.oasis.opendocument.field.FORMTEXT"/><text:span text:style-name="T2">     </text:span><field:fieldmark-end/></text:p>
          </table:table-cell>
          <table:table-cell table:style-name="Table6.C7" office:value-type="string">
            <text:p text:style-name="P36"><field:fieldmark-start text:name="__Fieldmark__1332_513270077" field:type="vnd.oasis.opendocument.field.FORMTEXT"/><text:span text:style-name="T2">     </text:span><field:fieldmark-end/></text:p>
          </table:table-cell>
        </table:table-row>
        <table:table-row table:style-name="Table6.8">
          <table:table-cell table:style-name="Table6.A8" office:value-type="string">
            <text:p text:style-name="P28">10:30-12:30</text:p>
          </table:table-cell>
          <table:table-cell table:style-name="Table6.B8" office:value-type="string">
            <text:p text:style-name="P28">UML‘s erstellen</text:p>
          </table:table-cell>
          <table:table-cell table:style-name="Table6.C8" office:value-type="string">
            <text:p text:style-name="P30"/>
          </table:table-cell>
          <table:table-cell table:style-name="Table6.C8" office:value-type="string">
            <text:p text:style-name="P30">Seiten 2–5</text:p>
          </table:table-cell>
        </table:table-row>
        <table:table-row table:style-name="Table6.9">
          <table:table-cell table:style-name="Table6.C1" office:value-type="string">
            <text:p text:style-name="P36"><field:fieldmark-start text:name="__Fieldmark__1352_513270077" field:type="vnd.oasis.opendocument.field.FORMTEXT"/><text:span text:style-name="T4">13:00-15:00</text:span><field:fieldmark-end/></text:p>
          </table:table-cell>
          <table:table-cell table:style-name="Table6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6.C7" office:value-type="string">
            <text:p text:style-name="P36"><field:fieldmark-start text:name="__Fieldmark__1365_513270077" field:type="vnd.oasis.opendocument.field.FORMTEXT"/><text:span text:style-name="T2">     </text:span><field:fieldmark-end/></text:p>
          </table:table-cell>
          <table:table-cell table:style-name="Table6.C7" office:value-type="string">
            <text:p text:style-name="P36"><field:fieldmark-start text:name="__Fieldmark__1373_513270077" field:type="vnd.oasis.opendocument.field.FORMTEXT"/><text:span text:style-name="T2">     </text:span><field:fieldmark-end/></text:p>
          </table:table-cell>
        </table:table-row>
        <table:table-row table:style-name="Table6.10">
          <table:table-cell table:style-name="Table6.C1" office:value-type="string">
            <text:p text:style-name="P36"><field:fieldmark-start text:name="__Fieldmark__1381_513270077" field:type="vnd.oasis.opendocument.field.FORMTEXT"/><text:span text:style-name="T4">15:30-17:30</text:span><field:fieldmark-end/></text:p>
          </table:table-cell>
          <table:table-cell table:style-name="Table6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6.C7" office:value-type="string">
            <text:p text:style-name="P36"><field:fieldmark-start text:name="__Fieldmark__1402_513270077" field:type="vnd.oasis.opendocument.field.FORMTEXT"/><text:span text:style-name="T2">     </text:span><field:fieldmark-end/></text:p>
          </table:table-cell>
          <table:table-cell table:style-name="Table6.C7" office:value-type="string">
            <text:p text:style-name="P36"><field:fieldmark-start text:name="__Fieldmark__1410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">ARBEITSPLAN / ARBEITSJOURNAL IPA</text:p>
          </table:table-cell>
          <table:covered-table-cell/>
          <table:table-cell table:style-name="Table7.C1" table:number-rows-spanned="2" table:number-columns-spanned="2" office:value-type="string">
            <text:p text:style-name="P17"><text:span text:style-name="T1">Nummer Kandidatin/Kandidat <text:tab/></text:span><field:fieldmark-start text:name="__Fieldmark__1425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2" office:value-type="string">
            <text:p text:style-name="P19"><text:span text:style-name="T2">Name, Vorname<text:tab/></text:span><field:fieldmark-start text:name="__Fieldmark__1442_513270077" field:type="vnd.oasis.opendocument.field.FORMTEXT"/><text:span text:style-name="T13">Habelt, William</text:span><field:fieldmark-end/></text:p>
          </table:table-cell>
          <table:covered-table-cell/>
          <table:table-cell table:style-name="Table7.A1" table:number-columns-spanned="2" office:value-type="string">
            <text:p text:style-name="P21"><text:span text:style-name="T2">IPA-verantwortliche Fachkraft<text:tab/></text:span><field:fieldmark-start text:name="__Fieldmark__1452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9"><text:span text:style-name="T2">Ort </text:span><text:span text:style-name="T10"><text:s/></text:span><field:fieldmark-start text:name="__Fieldmark__1464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1475_513270077" field:type="vnd.oasis.opendocument.field.FORMTEXT"/><text:span text:style-name="T12">16</text:span><text:span text:style-name="T11">.05.2017</text:span><field:fieldmark-end/></text:p>
          </table:table-cell>
          <table:covered-table-cell/>
          <table:table-cell table:style-name="Table7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7.5">
          <table:table-cell table:style-name="Table7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1" office:value-type="string">
            <text:p text:style-name="P15">Zeitplanung</text:p>
          </table:table-cell>
          <table:table-cell table:style-name="Table7.B6" office:value-type="string">
            <text:p text:style-name="P15">Aufgaben</text:p>
          </table:table-cell>
          <table:table-cell table:style-name="Table7.C6" office:value-type="string">
            <text:p text:style-name="P15">Zeitlicher Ablauf</text:p>
          </table:table-cell>
          <table:table-cell table:style-name="Table7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7.7">
          <table:table-cell table:style-name="Table7.C1" office:value-type="string">
            <text:p text:style-name="P36"><field:fieldmark-start text:name="__Fieldmark__1507_513270077" field:type="vnd.oasis.opendocument.field.FORMTEXT"/><text:span text:style-name="T3">08:</text:span><text:span text:style-name="T4">00-10:00</text:span><field:fieldmark-end/></text:p>
          </table:table-cell>
          <table:table-cell table:style-name="Table7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7.C7" office:value-type="string">
            <text:p text:style-name="P36"><field:fieldmark-start text:name="__Fieldmark__1532_513270077" field:type="vnd.oasis.opendocument.field.FORMTEXT"/><text:span text:style-name="T2">     </text:span><field:fieldmark-end/></text:p>
          </table:table-cell>
          <table:table-cell table:style-name="Table7.C7" office:value-type="string">
            <text:p text:style-name="P36"><field:fieldmark-start text:name="__Fieldmark__1540_513270077" field:type="vnd.oasis.opendocument.field.FORMTEXT"/><text:span text:style-name="T2">     </text:span><field:fieldmark-end/></text:p>
          </table:table-cell>
        </table:table-row>
        <table:table-row table:style-name="Table7.8">
          <table:table-cell table:style-name="Table7.A8" office:value-type="string">
            <text:p text:style-name="P28">10:30-12:30</text:p>
          </table:table-cell>
          <table:table-cell table:style-name="Table7.B8" office:value-type="string">
            <text:p text:style-name="P28">UML‘s erstellen</text:p>
          </table:table-cell>
          <table:table-cell table:style-name="Table7.C8" office:value-type="string">
            <text:p text:style-name="P30"/>
          </table:table-cell>
          <table:table-cell table:style-name="Table7.C8" office:value-type="string">
            <text:p text:style-name="P30">Seiten 2–5</text:p>
          </table:table-cell>
        </table:table-row>
        <table:table-row table:style-name="Table7.9">
          <table:table-cell table:style-name="Table7.C1" office:value-type="string">
            <text:p text:style-name="P36"><field:fieldmark-start text:name="__Fieldmark__1560_513270077" field:type="vnd.oasis.opendocument.field.FORMTEXT"/><text:span text:style-name="T4">13:00-15:00</text:span><field:fieldmark-end/></text:p>
          </table:table-cell>
          <table:table-cell table:style-name="Table7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7.C7" office:value-type="string">
            <text:p text:style-name="P36"><field:fieldmark-start text:name="__Fieldmark__1573_513270077" field:type="vnd.oasis.opendocument.field.FORMTEXT"/><text:span text:style-name="T2">     </text:span><field:fieldmark-end/></text:p>
          </table:table-cell>
          <table:table-cell table:style-name="Table7.C7" office:value-type="string">
            <text:p text:style-name="P36"><field:fieldmark-start text:name="__Fieldmark__1581_513270077" field:type="vnd.oasis.opendocument.field.FORMTEXT"/><text:span text:style-name="T2">     </text:span><field:fieldmark-end/></text:p>
          </table:table-cell>
        </table:table-row>
        <table:table-row table:style-name="Table7.10">
          <table:table-cell table:style-name="Table7.C1" office:value-type="string">
            <text:p text:style-name="P36"><field:fieldmark-start text:name="__Fieldmark__1589_513270077" field:type="vnd.oasis.opendocument.field.FORMTEXT"/><text:span text:style-name="T4">15:30-17:30</text:span><field:fieldmark-end/></text:p>
          </table:table-cell>
          <table:table-cell table:style-name="Table7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7.C7" office:value-type="string">
            <text:p text:style-name="P36"><field:fieldmark-start text:name="__Fieldmark__1610_513270077" field:type="vnd.oasis.opendocument.field.FORMTEXT"/><text:span text:style-name="T2">     </text:span><field:fieldmark-end/></text:p>
          </table:table-cell>
          <table:table-cell table:style-name="Table7.C7" office:value-type="string">
            <text:p text:style-name="P36"><field:fieldmark-start text:name="__Fieldmark__1618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p text:style-name="P2">ARBEITSPLAN / ARBEITSJOURNAL IPA</text:p>
          </table:table-cell>
          <table:covered-table-cell/>
          <table:table-cell table:style-name="Table8.C1" table:number-rows-spanned="2" table:number-columns-spanned="2" office:value-type="string">
            <text:p text:style-name="P17"><text:span text:style-name="T1">Nummer Kandidatin/Kandidat <text:tab/></text:span><field:fieldmark-start text:name="__Fieldmark__1633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19"><text:span text:style-name="T2">Name, Vorname<text:tab/></text:span><field:fieldmark-start text:name="__Fieldmark__1650_513270077" field:type="vnd.oasis.opendocument.field.FORMTEXT"/><text:span text:style-name="T13">Habelt, William</text:span><field:fieldmark-end/></text:p>
          </table:table-cell>
          <table:covered-table-cell/>
          <table:table-cell table:style-name="Table8.A1" table:number-columns-spanned="2" office:value-type="string">
            <text:p text:style-name="P21"><text:span text:style-name="T2">IPA-verantwortliche Fachkraft<text:tab/></text:span><field:fieldmark-start text:name="__Fieldmark__1660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9"><text:span text:style-name="T2">Ort </text:span><text:span text:style-name="T10"><text:s/></text:span><field:fieldmark-start text:name="__Fieldmark__1672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1683_513270077" field:type="vnd.oasis.opendocument.field.FORMTEXT"/><text:span text:style-name="T12">17</text:span><text:span text:style-name="T11">.05.2017</text:span><field:fieldmark-end/></text:p>
          </table:table-cell>
          <table:covered-table-cell/>
          <table:table-cell table:style-name="Table8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8.5">
          <table:table-cell table:style-name="Table8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8.6">
          <table:table-cell table:style-name="Table8.A1" office:value-type="string">
            <text:p text:style-name="P15">Zeitplanung</text:p>
          </table:table-cell>
          <table:table-cell table:style-name="Table8.B6" office:value-type="string">
            <text:p text:style-name="P15">Aufgaben</text:p>
          </table:table-cell>
          <table:table-cell table:style-name="Table8.C6" office:value-type="string">
            <text:p text:style-name="P15">Zeitlicher Ablauf</text:p>
          </table:table-cell>
          <table:table-cell table:style-name="Table8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8.7">
          <table:table-cell table:style-name="Table8.C1" office:value-type="string">
            <text:p text:style-name="P36"><field:fieldmark-start text:name="__Fieldmark__1715_513270077" field:type="vnd.oasis.opendocument.field.FORMTEXT"/><text:span text:style-name="T3">08:</text:span><text:span text:style-name="T4">00-10:00</text:span><field:fieldmark-end/></text:p>
          </table:table-cell>
          <table:table-cell table:style-name="Table8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8.C7" office:value-type="string">
            <text:p text:style-name="P36"><field:fieldmark-start text:name="__Fieldmark__1740_513270077" field:type="vnd.oasis.opendocument.field.FORMTEXT"/><text:span text:style-name="T2">     </text:span><field:fieldmark-end/></text:p>
          </table:table-cell>
          <table:table-cell table:style-name="Table8.C7" office:value-type="string">
            <text:p text:style-name="P36"><field:fieldmark-start text:name="__Fieldmark__1748_513270077" field:type="vnd.oasis.opendocument.field.FORMTEXT"/><text:span text:style-name="T2">     </text:span><field:fieldmark-end/></text:p>
          </table:table-cell>
        </table:table-row>
        <table:table-row table:style-name="Table8.8">
          <table:table-cell table:style-name="Table8.A8" office:value-type="string">
            <text:p text:style-name="P28">10:30-12:30</text:p>
          </table:table-cell>
          <table:table-cell table:style-name="Table8.B8" office:value-type="string">
            <text:p text:style-name="P28">UML‘s erstellen</text:p>
          </table:table-cell>
          <table:table-cell table:style-name="Table8.C8" office:value-type="string">
            <text:p text:style-name="P30"/>
          </table:table-cell>
          <table:table-cell table:style-name="Table8.C8" office:value-type="string">
            <text:p text:style-name="P30">Seiten 2–5</text:p>
          </table:table-cell>
        </table:table-row>
        <table:table-row table:style-name="Table8.9">
          <table:table-cell table:style-name="Table8.C1" office:value-type="string">
            <text:p text:style-name="P36"><field:fieldmark-start text:name="__Fieldmark__1768_513270077" field:type="vnd.oasis.opendocument.field.FORMTEXT"/><text:span text:style-name="T4">13:00-15:00</text:span><field:fieldmark-end/></text:p>
          </table:table-cell>
          <table:table-cell table:style-name="Table8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8.C7" office:value-type="string">
            <text:p text:style-name="P36"><field:fieldmark-start text:name="__Fieldmark__1781_513270077" field:type="vnd.oasis.opendocument.field.FORMTEXT"/><text:span text:style-name="T2">     </text:span><field:fieldmark-end/></text:p>
          </table:table-cell>
          <table:table-cell table:style-name="Table8.C7" office:value-type="string">
            <text:p text:style-name="P36"><field:fieldmark-start text:name="__Fieldmark__1789_513270077" field:type="vnd.oasis.opendocument.field.FORMTEXT"/><text:span text:style-name="T2">     </text:span><field:fieldmark-end/></text:p>
          </table:table-cell>
        </table:table-row>
        <table:table-row table:style-name="Table8.10">
          <table:table-cell table:style-name="Table8.C1" office:value-type="string">
            <text:p text:style-name="P36"><field:fieldmark-start text:name="__Fieldmark__1797_513270077" field:type="vnd.oasis.opendocument.field.FORMTEXT"/><text:span text:style-name="T4">15:30-17:30</text:span><field:fieldmark-end/></text:p>
          </table:table-cell>
          <table:table-cell table:style-name="Table8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8.C7" office:value-type="string">
            <text:p text:style-name="P36"><field:fieldmark-start text:name="__Fieldmark__1818_513270077" field:type="vnd.oasis.opendocument.field.FORMTEXT"/><text:span text:style-name="T2">     </text:span><field:fieldmark-end/></text:p>
          </table:table-cell>
          <table:table-cell table:style-name="Table8.C7" office:value-type="string">
            <text:p text:style-name="P36"><field:fieldmark-start text:name="__Fieldmark__1826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">ARBEITSPLAN / ARBEITSJOURNAL IPA</text:p>
          </table:table-cell>
          <table:covered-table-cell/>
          <table:table-cell table:style-name="Table9.C1" table:number-rows-spanned="2" table:number-columns-spanned="2" office:value-type="string">
            <text:p text:style-name="P17"><text:span text:style-name="T1">Nummer Kandidatin/Kandidat <text:tab/></text:span><field:fieldmark-start text:name="__Fieldmark__1841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2" office:value-type="string">
            <text:p text:style-name="P19"><text:span text:style-name="T2">Name, Vorname<text:tab/></text:span><field:fieldmark-start text:name="__Fieldmark__1858_513270077" field:type="vnd.oasis.opendocument.field.FORMTEXT"/><text:span text:style-name="T13">Habelt, William</text:span><field:fieldmark-end/></text:p>
          </table:table-cell>
          <table:covered-table-cell/>
          <table:table-cell table:style-name="Table9.A1" table:number-columns-spanned="2" office:value-type="string">
            <text:p text:style-name="P21"><text:span text:style-name="T2">IPA-verantwortliche Fachkraft<text:tab/></text:span><field:fieldmark-start text:name="__Fieldmark__1868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19"><text:span text:style-name="T2">Ort </text:span><text:span text:style-name="T10"><text:s/></text:span><field:fieldmark-start text:name="__Fieldmark__1880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1891_513270077" field:type="vnd.oasis.opendocument.field.FORMTEXT"/><text:span text:style-name="T12">18</text:span><text:span text:style-name="T11">.05.2017</text:span><field:fieldmark-end/></text:p>
          </table:table-cell>
          <table:covered-table-cell/>
          <table:table-cell table:style-name="Table9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9.5">
          <table:table-cell table:style-name="Table9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9.6">
          <table:table-cell table:style-name="Table9.A1" office:value-type="string">
            <text:p text:style-name="P15">Zeitplanung</text:p>
          </table:table-cell>
          <table:table-cell table:style-name="Table9.B6" office:value-type="string">
            <text:p text:style-name="P15">Aufgaben</text:p>
          </table:table-cell>
          <table:table-cell table:style-name="Table9.C6" office:value-type="string">
            <text:p text:style-name="P15">Zeitlicher Ablauf</text:p>
          </table:table-cell>
          <table:table-cell table:style-name="Table9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9.7">
          <table:table-cell table:style-name="Table9.C1" office:value-type="string">
            <text:p text:style-name="P36"><field:fieldmark-start text:name="__Fieldmark__1923_513270077" field:type="vnd.oasis.opendocument.field.FORMTEXT"/><text:span text:style-name="T3">08:</text:span><text:span text:style-name="T4">00-10:00</text:span><field:fieldmark-end/></text:p>
          </table:table-cell>
          <table:table-cell table:style-name="Table9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9.C7" office:value-type="string">
            <text:p text:style-name="P36"><field:fieldmark-start text:name="__Fieldmark__1948_513270077" field:type="vnd.oasis.opendocument.field.FORMTEXT"/><text:span text:style-name="T2">     </text:span><field:fieldmark-end/></text:p>
          </table:table-cell>
          <table:table-cell table:style-name="Table9.C7" office:value-type="string">
            <text:p text:style-name="P36"><field:fieldmark-start text:name="__Fieldmark__1956_513270077" field:type="vnd.oasis.opendocument.field.FORMTEXT"/><text:span text:style-name="T2">     </text:span><field:fieldmark-end/></text:p>
          </table:table-cell>
        </table:table-row>
        <table:table-row table:style-name="Table9.8">
          <table:table-cell table:style-name="Table9.A8" office:value-type="string">
            <text:p text:style-name="P28">10:30-12:30</text:p>
          </table:table-cell>
          <table:table-cell table:style-name="Table9.B8" office:value-type="string">
            <text:p text:style-name="P28">UML‘s erstellen</text:p>
          </table:table-cell>
          <table:table-cell table:style-name="Table9.C8" office:value-type="string">
            <text:p text:style-name="P30"/>
          </table:table-cell>
          <table:table-cell table:style-name="Table9.C8" office:value-type="string">
            <text:p text:style-name="P30">Seiten 2–5</text:p>
          </table:table-cell>
        </table:table-row>
        <table:table-row table:style-name="Table9.9">
          <table:table-cell table:style-name="Table9.C1" office:value-type="string">
            <text:p text:style-name="P36"><field:fieldmark-start text:name="__Fieldmark__1976_513270077" field:type="vnd.oasis.opendocument.field.FORMTEXT"/><text:span text:style-name="T4">13:00-15:00</text:span><field:fieldmark-end/></text:p>
          </table:table-cell>
          <table:table-cell table:style-name="Table9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9.C7" office:value-type="string">
            <text:p text:style-name="P36"><field:fieldmark-start text:name="__Fieldmark__1989_513270077" field:type="vnd.oasis.opendocument.field.FORMTEXT"/><text:span text:style-name="T2">     </text:span><field:fieldmark-end/></text:p>
          </table:table-cell>
          <table:table-cell table:style-name="Table9.C7" office:value-type="string">
            <text:p text:style-name="P36"><field:fieldmark-start text:name="__Fieldmark__1997_513270077" field:type="vnd.oasis.opendocument.field.FORMTEXT"/><text:span text:style-name="T2">     </text:span><field:fieldmark-end/></text:p>
          </table:table-cell>
        </table:table-row>
        <table:table-row table:style-name="Table9.10">
          <table:table-cell table:style-name="Table9.C1" office:value-type="string">
            <text:p text:style-name="P36"><field:fieldmark-start text:name="__Fieldmark__2005_513270077" field:type="vnd.oasis.opendocument.field.FORMTEXT"/><text:span text:style-name="T4">15:30-17:30</text:span><field:fieldmark-end/></text:p>
          </table:table-cell>
          <table:table-cell table:style-name="Table9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9.C7" office:value-type="string">
            <text:p text:style-name="P36"><field:fieldmark-start text:name="__Fieldmark__2026_513270077" field:type="vnd.oasis.opendocument.field.FORMTEXT"/><text:span text:style-name="T2">     </text:span><field:fieldmark-end/></text:p>
          </table:table-cell>
          <table:table-cell table:style-name="Table9.C7" office:value-type="string">
            <text:p text:style-name="P36"><field:fieldmark-start text:name="__Fieldmark__2034_513270077" field:type="vnd.oasis.opendocument.field.FORMTEXT"/><text:span text:style-name="T2">     </text:span><field:fieldmark-end/></text:p>
          </table:table-cell>
        </table:table-row>
      </table:table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2" office:value-type="string">
            <text:p text:style-name="P2">ARBEITSPLAN / ARBEITSJOURNAL IPA</text:p>
          </table:table-cell>
          <table:covered-table-cell/>
          <table:table-cell table:style-name="Table10.C1" table:number-rows-spanned="2" table:number-columns-spanned="2" office:value-type="string">
            <text:p text:style-name="P17"><text:span text:style-name="T1">Nummer Kandidatin/Kandidat <text:tab/></text:span><field:fieldmark-start text:name="__Fieldmark__2049_513270077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4">Planen der Arbeit<text:line-break/><text:span text:style-name="T17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9"><text:span text:style-name="T2">Name, Vorname<text:tab/></text:span><field:fieldmark-start text:name="__Fieldmark__2066_513270077" field:type="vnd.oasis.opendocument.field.FORMTEXT"/><text:span text:style-name="T13">Habelt, William</text:span><field:fieldmark-end/></text:p>
          </table:table-cell>
          <table:covered-table-cell/>
          <table:table-cell table:style-name="Table10.A1" table:number-columns-spanned="2" office:value-type="string">
            <text:p text:style-name="P21"><text:span text:style-name="T2">IPA-verantwortliche Fachkraft<text:tab/></text:span><field:fieldmark-start text:name="__Fieldmark__2076_513270077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9"><text:span text:style-name="T2">Ort </text:span><text:span text:style-name="T10"><text:s/></text:span><field:fieldmark-start text:name="__Fieldmark__2088_513270077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2099_513270077" field:type="vnd.oasis.opendocument.field.FORMTEXT"/><text:span text:style-name="T12">19</text:span><text:span text:style-name="T11">.05.2017</text:span><field:fieldmark-end/></text:p>
          </table:table-cell>
          <table:covered-table-cell/>
          <table:table-cell table:style-name="Table10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10.5">
          <table:table-cell table:style-name="Table10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10.6">
          <table:table-cell table:style-name="Table10.A1" office:value-type="string">
            <text:p text:style-name="P15">Zeitplanung</text:p>
          </table:table-cell>
          <table:table-cell table:style-name="Table10.B6" office:value-type="string">
            <text:p text:style-name="P15">Aufgaben</text:p>
          </table:table-cell>
          <table:table-cell table:style-name="Table10.C6" office:value-type="string">
            <text:p text:style-name="P15">Zeitlicher Ablauf</text:p>
          </table:table-cell>
          <table:table-cell table:style-name="Table10.C6" office:value-type="string">
            <text:p text:style-name="P15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10.7">
          <table:table-cell table:style-name="Table10.C1" office:value-type="string">
            <text:p text:style-name="P36"><field:fieldmark-start text:name="__Fieldmark__2131_513270077" field:type="vnd.oasis.opendocument.field.FORMTEXT"/><text:span text:style-name="T3">08:</text:span><text:span text:style-name="T4">00-10:00</text:span><field:fieldmark-end/></text:p>
          </table:table-cell>
          <table:table-cell table:style-name="Table10.B7" office:value-type="string">
            <text:p text:style-name="P36"><text:span text:style-name="T18"><text:line-break/></text:span><text:span text:style-name="T20">Planen der Arbeit</text:span></text:p>
            <text:p text:style-name="P36"><text:span text:style-name="T21">(Zeitplan erstellen, Notewendige Dokumente vorbereiten)</text:span><text:span text:style-name="T20"><text:line-break/><text:line-break/>Dauer gemäss Wegleitung:</text:span></text:p>
            <text:p text:style-name="P23">120 Minuten = 2 Stunden</text:p>
            <text:p text:style-name="P13"/>
          </table:table-cell>
          <table:table-cell table:style-name="Table10.C7" office:value-type="string">
            <text:p text:style-name="P36"><field:fieldmark-start text:name="__Fieldmark__2156_513270077" field:type="vnd.oasis.opendocument.field.FORMTEXT"/><text:span text:style-name="T2">     </text:span><field:fieldmark-end/></text:p>
          </table:table-cell>
          <table:table-cell table:style-name="Table10.C7" office:value-type="string">
            <text:p text:style-name="P36"><field:fieldmark-start text:name="__Fieldmark__2164_513270077" field:type="vnd.oasis.opendocument.field.FORMTEXT"/><text:span text:style-name="T2">     </text:span><field:fieldmark-end/></text:p>
          </table:table-cell>
        </table:table-row>
        <table:table-row table:style-name="Table10.8">
          <table:table-cell table:style-name="Table10.A8" office:value-type="string">
            <text:p text:style-name="P28">10:30-12:30</text:p>
          </table:table-cell>
          <table:table-cell table:style-name="Table10.B8" office:value-type="string">
            <text:p text:style-name="P28">UML‘s erstellen</text:p>
          </table:table-cell>
          <table:table-cell table:style-name="Table10.C8" office:value-type="string">
            <text:p text:style-name="P30"/>
          </table:table-cell>
          <table:table-cell table:style-name="Table10.C8" office:value-type="string">
            <text:p text:style-name="P30">Seiten 2–5</text:p>
          </table:table-cell>
        </table:table-row>
        <table:table-row table:style-name="Table10.9">
          <table:table-cell table:style-name="Table10.C1" office:value-type="string">
            <text:p text:style-name="P36"><field:fieldmark-start text:name="__Fieldmark__2184_513270077" field:type="vnd.oasis.opendocument.field.FORMTEXT"/><text:span text:style-name="T4">13:00-15:00</text:span><field:fieldmark-end/></text:p>
          </table:table-cell>
          <table:table-cell table:style-name="Table10.B7" office:value-type="string">
            <text:p text:style-name="P25">UML‘s und Relationship Diagramme sind fertig</text:p>
            <text:p text:style-name="P25">2 Interface Skizzen erstellen</text:p>
          </table:table-cell>
          <table:table-cell table:style-name="Table10.C7" office:value-type="string">
            <text:p text:style-name="P36"><field:fieldmark-start text:name="__Fieldmark__2197_513270077" field:type="vnd.oasis.opendocument.field.FORMTEXT"/><text:span text:style-name="T2">     </text:span><field:fieldmark-end/></text:p>
          </table:table-cell>
          <table:table-cell table:style-name="Table10.C7" office:value-type="string">
            <text:p text:style-name="P36"><field:fieldmark-start text:name="__Fieldmark__2205_513270077" field:type="vnd.oasis.opendocument.field.FORMTEXT"/><text:span text:style-name="T2">     </text:span><field:fieldmark-end/></text:p>
          </table:table-cell>
        </table:table-row>
        <table:table-row table:style-name="Table10.10">
          <table:table-cell table:style-name="Table10.C1" office:value-type="string">
            <text:p text:style-name="P36"><field:fieldmark-start text:name="__Fieldmark__2213_513270077" field:type="vnd.oasis.opendocument.field.FORMTEXT"/><text:span text:style-name="T4">15:30-17:30</text:span><field:fieldmark-end/></text:p>
          </table:table-cell>
          <table:table-cell table:style-name="Table10.B7" office:value-type="string">
            <text:p text:style-name="P36"><text:span text:style-name="T18"><text:line-break/></text:span><text:span text:style-name="T21">Zeitbuffer:</text:span></text:p>
            <text:p text:style-name="P25">(Was muss noch gemacht werden)</text:p>
            <text:p text:style-name="P25">Arbeit des Tages dokumentieren</text:p>
            <text:p text:style-name="P33"/>
          </table:table-cell>
          <table:table-cell table:style-name="Table10.C7" office:value-type="string">
            <text:p text:style-name="P36"><field:fieldmark-start text:name="__Fieldmark__2234_513270077" field:type="vnd.oasis.opendocument.field.FORMTEXT"/><text:span text:style-name="T2">     </text:span><field:fieldmark-end/></text:p>
          </table:table-cell>
          <table:table-cell table:style-name="Table10.C7" office:value-type="string">
            <text:p text:style-name="P36"><field:fieldmark-start text:name="__Fieldmark__2242_513270077" field:type="vnd.oasis.opendocument.field.FORMTEXT"/><text:span text:style-name="T2">     </text:span><field:fieldmark-end/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8M14S</meta:editing-duration>
    <meta:editing-cycles>11</meta:editing-cycles>
    <meta:generator>LibreOffice/5.1.4.2$Linux_X86_64 LibreOffice_project/10m0$Build-2</meta:generator>
    <dc:date>2017-05-09T15:34:39.951481693</dc:date>
    <meta:document-statistic meta:table-count="10" meta:image-count="0" meta:object-count="0" meta:page-count="10" meta:paragraph-count="346" meta:word-count="1247" meta:character-count="8782" meta:non-whitespace-character-count="7507"/>
    <meta:user-defined meta:name="Info 1"/>
    <meta:user-defined meta:name="Info 2"/>
    <meta:user-defined meta:name="Info 3"/>
    <meta:user-defined meta:name="Info 4"/>
  </office:meta>
</office:document-meta>
</file>